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59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1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MEN040001" calcext:value-type="string">
            <text:p>SNOINTMEN04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0</text:p>
          </table:table-cell>
          <table:table-cell table:formula="of:=SUM([.M4:.M132])" office:value-type="float" office:value="1254495.31487408" calcext:value-type="float">
            <text:p>1254495.31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MEN040001','2014-04-30','---','-------------------------','2110104020000000001','SCGCMP','SNOINTMEN040001','H','PROVISION DE INTERESES DE PRESTACIONES SOCIALES NOMINA MENSUAL  ABRIL 2014',1254495.31487408,0);" calcext:value-type="string">
            <text:p>INSERT INTO scg_dt_cmp VALUES('0001','SCGCMP','SNOINTMEN040001','2014-04-30','---','-------------------------','2110104020000000001','SCGCMP','SNOINTMEN040001','H','PROVISION DE INTERESES DE PRESTACIONES SOCIALES NOMINA MENSUAL <text:s/>ABRIL 2014',1254495.31487408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 calcext:value-type="string">
            <text:p>6110800002000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000</text:p>
          </table:table-cell>
          <table:table-cell office:value-type="float" office:value="43155.65" calcext:value-type="float">
            <text:p>43155.65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MEN040001','2014-04-30','---','-------------------------','6110800002000000001','SCGCMP','SNOINTMEN040001','D','PROVISION DE INTERESES DE PRESTACIONES SOCIALES NOMINA MENSUAL  ABRIL 2014',43155.65,1);" calcext:value-type="string">
            <text:p>INSERT INTO scg_dt_cmp VALUES('0001','SCGCMP','SNOINTMEN040001','2014-04-30','---','-------------------------','6110800002000000001','SCGCMP','SNOINTMEN040001','D','PROVISION DE INTERESES DE PRESTACIONES SOCIALES NOMINA MENSUAL <text:s/>ABRIL 2014',43155.65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9830.05" calcext:value-type="float">
            <text:p>9830.05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MEN040001','2014-04-30','---','-------------------------','6110800002903000001','SCGCMP','SNOINTMEN040001','D','PROVISION DE INTERESES DE PRESTACIONES SOCIALES NOMINA MENSUAL  ABRIL 2014',9830.05,2);" calcext:value-type="string">
            <text:p>INSERT INTO scg_dt_cmp VALUES('0001','SCGCMP','SNOINTMEN040001','2014-04-30','---','-------------------------','6110800002903000001','SCGCMP','SNOINTMEN040001','D','PROVISION DE INTERESES DE PRESTACIONES SOCIALES NOMINA MENSUAL <text:s/>ABRIL 2014',9830.05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 calcext:value-type="string">
            <text:p>6110800002303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303</text:p>
          </table:table-cell>
          <table:table-cell office:value-type="float" office:value="2750.62" calcext:value-type="float">
            <text:p>2750.62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MEN040001','2014-04-30','---','-------------------------','6110800002303000001','SCGCMP','SNOINTMEN040001','D','PROVISION DE INTERESES DE PRESTACIONES SOCIALES NOMINA MENSUAL  ABRIL 2014',2750.62,3);" calcext:value-type="string">
            <text:p>INSERT INTO scg_dt_cmp VALUES('0001','SCGCMP','SNOINTMEN040001','2014-04-30','---','-------------------------','6110800002303000001','SCGCMP','SNOINTMEN040001','D','PROVISION DE INTERESES DE PRESTACIONES SOCIALES NOMINA MENSUAL <text:s/>ABRIL 2014',2750.62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5835.69" calcext:value-type="float">
            <text:p>15835.69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MEN040001','2014-04-30','---','-------------------------','6110800002003000001','SCGCMP','SNOINTMEN040001','D','PROVISION DE INTERESES DE PRESTACIONES SOCIALES NOMINA MENSUAL  ABRIL 2014',15835.69,4);" calcext:value-type="string">
            <text:p>INSERT INTO scg_dt_cmp VALUES('0001','SCGCMP','SNOINTMEN040001','2014-04-30','---','-------------------------','6110800002003000001','SCGCMP','SNOINTMEN040001','D','PROVISION DE INTERESES DE PRESTACIONES SOCIALES NOMINA MENSUAL <text:s/>ABRIL 2014',15835.69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 calcext:value-type="string">
            <text:p>61108000030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003</text:p>
          </table:table-cell>
          <table:table-cell office:value-type="float" office:value="6707.38" calcext:value-type="float">
            <text:p>6707.38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MEN040001','2014-04-30','---','-------------------------','6110800003003000001','SCGCMP','SNOINTMEN040001','D','PROVISION DE INTERESES DE PRESTACIONES SOCIALES NOMINA MENSUAL  ABRIL 2014',6707.38,5);" calcext:value-type="string">
            <text:p>INSERT INTO scg_dt_cmp VALUES('0001','SCGCMP','SNOINTMEN040001','2014-04-30','---','-------------------------','6110800003003000001','SCGCMP','SNOINTMEN040001','D','PROVISION DE INTERESES DE PRESTACIONES SOCIALES NOMINA MENSUAL <text:s/>ABRIL 2014',6707.38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 calcext:value-type="string">
            <text:p>6110800003500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500</text:p>
          </table:table-cell>
          <table:table-cell office:value-type="float" office:value="13004.1809175523" calcext:value-type="float">
            <text:p>13004.18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MEN040001','2014-04-30','---','-------------------------','6110800003500000001','SCGCMP','SNOINTMEN040001','D','PROVISION DE INTERESES DE PRESTACIONES SOCIALES NOMINA MENSUAL  ABRIL 2014',13004.1809175523,6);" calcext:value-type="string">
            <text:p>INSERT INTO scg_dt_cmp VALUES('0001','SCGCMP','SNOINTMEN040001','2014-04-30','---','-------------------------','6110800003500000001','SCGCMP','SNOINTMEN040001','D','PROVISION DE INTERESES DE PRESTACIONES SOCIALES NOMINA MENSUAL <text:s/>ABRIL 2014',13004.1809175523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 calcext:value-type="string">
            <text:p>6110800004509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9</text:p>
          </table:table-cell>
          <table:table-cell office:value-type="float" office:value="5131.34" calcext:value-type="float">
            <text:p>5131.34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MEN040001','2014-04-30','---','-------------------------','6110800004509000001','SCGCMP','SNOINTMEN040001','D','PROVISION DE INTERESES DE PRESTACIONES SOCIALES NOMINA MENSUAL  ABRIL 2014',5131.34,7);" calcext:value-type="string">
            <text:p>INSERT INTO scg_dt_cmp VALUES('0001','SCGCMP','SNOINTMEN040001','2014-04-30','---','-------------------------','6110800004509000001','SCGCMP','SNOINTMEN040001','D','PROVISION DE INTERESES DE PRESTACIONES SOCIALES NOMINA MENSUAL <text:s/>ABRIL 2014',5131.34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 calcext:value-type="string">
            <text:p>6110800003800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800</text:p>
          </table:table-cell>
          <table:table-cell office:value-type="float" office:value="2069.7" calcext:value-type="float">
            <text:p>2069.70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MEN040001','2014-04-30','---','-------------------------','6110800003800000001','SCGCMP','SNOINTMEN040001','D','PROVISION DE INTERESES DE PRESTACIONES SOCIALES NOMINA MENSUAL  ABRIL 2014',2069.7,8);" calcext:value-type="string">
            <text:p>INSERT INTO scg_dt_cmp VALUES('0001','SCGCMP','SNOINTMEN040001','2014-04-30','---','-------------------------','6110800003800000001','SCGCMP','SNOINTMEN040001','D','PROVISION DE INTERESES DE PRESTACIONES SOCIALES NOMINA MENSUAL <text:s/>ABRIL 2014',2069.7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 calcext:value-type="string">
            <text:p>61108000011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1100</text:p>
          </table:table-cell>
          <table:table-cell office:value-type="float" office:value="11625.95" calcext:value-type="float">
            <text:p>11625.95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MEN040001','2014-04-30','---','-------------------------','6110800001100000001','SCGCMP','SNOINTMEN040001','D','PROVISION DE INTERESES DE PRESTACIONES SOCIALES NOMINA MENSUAL  ABRIL 2014',11625.95,9);" calcext:value-type="string">
            <text:p>INSERT INTO scg_dt_cmp VALUES('0001','SCGCMP','SNOINTMEN040001','2014-04-30','---','-------------------------','6110800001100000001','SCGCMP','SNOINTMEN040001','D','PROVISION DE INTERESES DE PRESTACIONES SOCIALES NOMINA MENSUAL <text:s/>ABRIL 2014',11625.95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3580.84" calcext:value-type="float">
            <text:p>3580.84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MEN040001','2014-04-30','---','-------------------------','6110800002802000001','SCGCMP','SNOINTMEN040001','D','PROVISION DE INTERESES DE PRESTACIONES SOCIALES NOMINA MENSUAL  ABRIL 2014',3580.84,10);" calcext:value-type="string">
            <text:p>INSERT INTO scg_dt_cmp VALUES('0001','SCGCMP','SNOINTMEN040001','2014-04-30','---','-------------------------','6110800002802000001','SCGCMP','SNOINTMEN040001','D','PROVISION DE INTERESES DE PRESTACIONES SOCIALES NOMINA MENSUAL <text:s/>ABRIL 2014',3580.84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 calcext:value-type="string">
            <text:p>6110800002501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501</text:p>
          </table:table-cell>
          <table:table-cell office:value-type="float" office:value="6033.6" calcext:value-type="float">
            <text:p>6033.60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MEN040001','2014-04-30','---','-------------------------','6110800002501000001','SCGCMP','SNOINTMEN040001','D','PROVISION DE INTERESES DE PRESTACIONES SOCIALES NOMINA MENSUAL  ABRIL 2014',6033.6,11);" calcext:value-type="string">
            <text:p>INSERT INTO scg_dt_cmp VALUES('0001','SCGCMP','SNOINTMEN040001','2014-04-30','---','-------------------------','6110800002501000001','SCGCMP','SNOINTMEN040001','D','PROVISION DE INTERESES DE PRESTACIONES SOCIALES NOMINA MENSUAL <text:s/>ABRIL 2014',6033.6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 calcext:value-type="string">
            <text:p>6110800003203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203</text:p>
          </table:table-cell>
          <table:table-cell office:value-type="float" office:value="17868.29" calcext:value-type="float">
            <text:p>17868.29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MEN040001','2014-04-30','---','-------------------------','6110800003203000001','SCGCMP','SNOINTMEN040001','D','PROVISION DE INTERESES DE PRESTACIONES SOCIALES NOMINA MENSUAL  ABRIL 2014',17868.29,12);" calcext:value-type="string">
            <text:p>INSERT INTO scg_dt_cmp VALUES('0001','SCGCMP','SNOINTMEN040001','2014-04-30','---','-------------------------','6110800003203000001','SCGCMP','SNOINTMEN040001','D','PROVISION DE INTERESES DE PRESTACIONES SOCIALES NOMINA MENSUAL <text:s/>ABRIL 2014',17868.29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4501000001" calcext:value-type="string">
            <text:p>61108000045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1</text:p>
          </table:table-cell>
          <table:table-cell office:value-type="float" office:value="10611.4010839497" calcext:value-type="float">
            <text:p>10611.40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MEN040001','2014-04-30','---','-------------------------','6110800004501000001','SCGCMP','SNOINTMEN040001','D','PROVISION DE INTERESES DE PRESTACIONES SOCIALES NOMINA MENSUAL  ABRIL 2014',10611.4010839497,13);" calcext:value-type="string">
            <text:p>INSERT INTO scg_dt_cmp VALUES('0001','SCGCMP','SNOINTMEN040001','2014-04-30','---','-------------------------','6110800004501000001','SCGCMP','SNOINTMEN040001','D','PROVISION DE INTERESES DE PRESTACIONES SOCIALES NOMINA MENSUAL <text:s/>ABRIL 2014',10611.4010839497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16227.51" calcext:value-type="float">
            <text:p>16227.51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MEN040001','2014-04-30','---','-------------------------','6110800002902000001','SCGCMP','SNOINTMEN040001','D','PROVISION DE INTERESES DE PRESTACIONES SOCIALES NOMINA MENSUAL  ABRIL 2014',16227.51,14);" calcext:value-type="string">
            <text:p>INSERT INTO scg_dt_cmp VALUES('0001','SCGCMP','SNOINTMEN040001','2014-04-30','---','-------------------------','6110800002902000001','SCGCMP','SNOINTMEN040001','D','PROVISION DE INTERESES DE PRESTACIONES SOCIALES NOMINA MENSUAL <text:s/>ABRIL 2014',16227.51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6376.41" calcext:value-type="float">
            <text:p>6376.41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MEN040001','2014-04-30','---','-------------------------','6110800002701000001','SCGCMP','SNOINTMEN040001','D','PROVISION DE INTERESES DE PRESTACIONES SOCIALES NOMINA MENSUAL  ABRIL 2014',6376.41,15);" calcext:value-type="string">
            <text:p>INSERT INTO scg_dt_cmp VALUES('0001','SCGCMP','SNOINTMEN040001','2014-04-30','---','-------------------------','6110800002701000001','SCGCMP','SNOINTMEN040001','D','PROVISION DE INTERESES DE PRESTACIONES SOCIALES NOMINA MENSUAL <text:s/>ABRIL 2014',6376.41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 calcext:value-type="string">
            <text:p>6110800002808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808</text:p>
          </table:table-cell>
          <table:table-cell office:value-type="float" office:value="4208.42" calcext:value-type="float">
            <text:p>4208.42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MEN040001','2014-04-30','---','-------------------------','6110800002808000001','SCGCMP','SNOINTMEN040001','D','PROVISION DE INTERESES DE PRESTACIONES SOCIALES NOMINA MENSUAL  ABRIL 2014',4208.42,16);" calcext:value-type="string">
            <text:p>INSERT INTO scg_dt_cmp VALUES('0001','SCGCMP','SNOINTMEN040001','2014-04-30','---','-------------------------','6110800002808000001','SCGCMP','SNOINTMEN040001','D','PROVISION DE INTERESES DE PRESTACIONES SOCIALES NOMINA MENSUAL <text:s/>ABRIL 2014',4208.42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 calcext:value-type="string">
            <text:p>6110800002102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102</text:p>
          </table:table-cell>
          <table:table-cell office:value-type="float" office:value="4030.04" calcext:value-type="float">
            <text:p>4030.04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MEN040001','2014-04-30','---','-------------------------','6110800002102000001','SCGCMP','SNOINTMEN040001','D','PROVISION DE INTERESES DE PRESTACIONES SOCIALES NOMINA MENSUAL  ABRIL 2014',4030.04,17);" calcext:value-type="string">
            <text:p>INSERT INTO scg_dt_cmp VALUES('0001','SCGCMP','SNOINTMEN040001','2014-04-30','---','-------------------------','6110800002102000001','SCGCMP','SNOINTMEN040001','D','PROVISION DE INTERESES DE PRESTACIONES SOCIALES NOMINA MENSUAL <text:s/>ABRIL 2014',4030.04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30500.0518020238" calcext:value-type="float">
            <text:p>30500.05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MEN040001','2014-04-30','---','-------------------------','6110800004503000001','SCGCMP','SNOINTMEN040001','D','PROVISION DE INTERESES DE PRESTACIONES SOCIALES NOMINA MENSUAL  ABRIL 2014',30500.0518020238,18);" calcext:value-type="string">
            <text:p>INSERT INTO scg_dt_cmp VALUES('0001','SCGCMP','SNOINTMEN040001','2014-04-30','---','-------------------------','6110800004503000001','SCGCMP','SNOINTMEN040001','D','PROVISION DE INTERESES DE PRESTACIONES SOCIALES NOMINA MENSUAL <text:s/>ABRIL 2014',30500.0518020238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 calcext:value-type="string">
            <text:p>6110800001200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1200</text:p>
          </table:table-cell>
          <table:table-cell office:value-type="float" office:value="11507.02" calcext:value-type="float">
            <text:p>11507.02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MEN040001','2014-04-30','---','-------------------------','6110800001200000001','SCGCMP','SNOINTMEN040001','D','PROVISION DE INTERESES DE PRESTACIONES SOCIALES NOMINA MENSUAL  ABRIL 2014',11507.02,19);" calcext:value-type="string">
            <text:p>INSERT INTO scg_dt_cmp VALUES('0001','SCGCMP','SNOINTMEN040001','2014-04-30','---','-------------------------','6110800001200000001','SCGCMP','SNOINTMEN040001','D','PROVISION DE INTERESES DE PRESTACIONES SOCIALES NOMINA MENSUAL <text:s/>ABRIL 2014',11507.02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3445.7426034015" calcext:value-type="float">
            <text:p>13445.74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MEN040001','2014-04-30','---','-------------------------','6110800003304000001','SCGCMP','SNOINTMEN040001','D','PROVISION DE INTERESES DE PRESTACIONES SOCIALES NOMINA MENSUAL  ABRIL 2014',13445.7426034015,20);" calcext:value-type="string">
            <text:p>INSERT INTO scg_dt_cmp VALUES('0001','SCGCMP','SNOINTMEN040001','2014-04-30','---','-------------------------','6110800003304000001','SCGCMP','SNOINTMEN040001','D','PROVISION DE INTERESES DE PRESTACIONES SOCIALES NOMINA MENSUAL <text:s/>ABRIL 2014',13445.7426034015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 calcext:value-type="string">
            <text:p>6110800002502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502</text:p>
          </table:table-cell>
          <table:table-cell office:value-type="float" office:value="4240.74" calcext:value-type="float">
            <text:p>4240.74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MEN040001','2014-04-30','---','-------------------------','6110800002502000001','SCGCMP','SNOINTMEN040001','D','PROVISION DE INTERESES DE PRESTACIONES SOCIALES NOMINA MENSUAL  ABRIL 2014',4240.74,21);" calcext:value-type="string">
            <text:p>INSERT INTO scg_dt_cmp VALUES('0001','SCGCMP','SNOINTMEN040001','2014-04-30','---','-------------------------','6110800002502000001','SCGCMP','SNOINTMEN040001','D','PROVISION DE INTERESES DE PRESTACIONES SOCIALES NOMINA MENSUAL <text:s/>ABRIL 2014',4240.74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 calcext:value-type="string">
            <text:p>6110800002600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600</text:p>
          </table:table-cell>
          <table:table-cell office:value-type="float" office:value="3688.39" calcext:value-type="float">
            <text:p>3688.39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MEN040001','2014-04-30','---','-------------------------','6110800002600000001','SCGCMP','SNOINTMEN040001','D','PROVISION DE INTERESES DE PRESTACIONES SOCIALES NOMINA MENSUAL  ABRIL 2014',3688.39,22);" calcext:value-type="string">
            <text:p>INSERT INTO scg_dt_cmp VALUES('0001','SCGCMP','SNOINTMEN040001','2014-04-30','---','-------------------------','6110800002600000001','SCGCMP','SNOINTMEN040001','D','PROVISION DE INTERESES DE PRESTACIONES SOCIALES NOMINA MENSUAL <text:s/>ABRIL 2014',3688.39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7747.2479315949" calcext:value-type="float">
            <text:p>7747.25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MEN040001','2014-04-30','---','-------------------------','6110800004502000001','SCGCMP','SNOINTMEN040001','D','PROVISION DE INTERESES DE PRESTACIONES SOCIALES NOMINA MENSUAL  ABRIL 2014',7747.2479315949,23);" calcext:value-type="string">
            <text:p>INSERT INTO scg_dt_cmp VALUES('0001','SCGCMP','SNOINTMEN040001','2014-04-30','---','-------------------------','6110800004502000001','SCGCMP','SNOINTMEN040001','D','PROVISION DE INTERESES DE PRESTACIONES SOCIALES NOMINA MENSUAL <text:s/>ABRIL 2014',7747.2479315949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 calcext:value-type="string">
            <text:p>6110800003400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400</text:p>
          </table:table-cell>
          <table:table-cell office:value-type="float" office:value="15682.69" calcext:value-type="float">
            <text:p>15682.69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MEN040001','2014-04-30','---','-------------------------','6110800003400000001','SCGCMP','SNOINTMEN040001','D','PROVISION DE INTERESES DE PRESTACIONES SOCIALES NOMINA MENSUAL  ABRIL 2014',15682.69,24);" calcext:value-type="string">
            <text:p>INSERT INTO scg_dt_cmp VALUES('0001','SCGCMP','SNOINTMEN040001','2014-04-30','---','-------------------------','6110800003400000001','SCGCMP','SNOINTMEN040001','D','PROVISION DE INTERESES DE PRESTACIONES SOCIALES NOMINA MENSUAL <text:s/>ABRIL 2014',15682.69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 calcext:value-type="string">
            <text:p>6110800004200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200</text:p>
          </table:table-cell>
          <table:table-cell office:value-type="float" office:value="2663.87" calcext:value-type="float">
            <text:p>2663.87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MEN040001','2014-04-30','---','-------------------------','6110800004200000001','SCGCMP','SNOINTMEN040001','D','PROVISION DE INTERESES DE PRESTACIONES SOCIALES NOMINA MENSUAL  ABRIL 2014',2663.87,25);" calcext:value-type="string">
            <text:p>INSERT INTO scg_dt_cmp VALUES('0001','SCGCMP','SNOINTMEN040001','2014-04-30','---','-------------------------','6110800004200000001','SCGCMP','SNOINTMEN040001','D','PROVISION DE INTERESES DE PRESTACIONES SOCIALES NOMINA MENSUAL <text:s/>ABRIL 2014',2663.87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2503000001" calcext:value-type="string">
            <text:p>6110800002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503</text:p>
          </table:table-cell>
          <table:table-cell office:value-type="float" office:value="13620.07" calcext:value-type="float">
            <text:p>13620.07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MEN040001','2014-04-30','---','-------------------------','6110800002503000001','SCGCMP','SNOINTMEN040001','D','PROVISION DE INTERESES DE PRESTACIONES SOCIALES NOMINA MENSUAL  ABRIL 2014',13620.07,26);" calcext:value-type="string">
            <text:p>INSERT INTO scg_dt_cmp VALUES('0001','SCGCMP','SNOINTMEN040001','2014-04-30','---','-------------------------','6110800002503000001','SCGCMP','SNOINTMEN040001','D','PROVISION DE INTERESES DE PRESTACIONES SOCIALES NOMINA MENSUAL <text:s/>ABRIL 2014',13620.07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5112.27" calcext:value-type="float">
            <text:p>15112.27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MEN040001','2014-04-30','---','-------------------------','6110800004201000001','SCGCMP','SNOINTMEN040001','D','PROVISION DE INTERESES DE PRESTACIONES SOCIALES NOMINA MENSUAL  ABRIL 2014',15112.27,27);" calcext:value-type="string">
            <text:p>INSERT INTO scg_dt_cmp VALUES('0001','SCGCMP','SNOINTMEN040001','2014-04-30','---','-------------------------','6110800004201000001','SCGCMP','SNOINTMEN040001','D','PROVISION DE INTERESES DE PRESTACIONES SOCIALES NOMINA MENSUAL <text:s/>ABRIL 2014',15112.27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632.78" calcext:value-type="float">
            <text:p>4632.78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MEN040001','2014-04-30','---','-------------------------','6110800004602000001','SCGCMP','SNOINTMEN040001','D','PROVISION DE INTERESES DE PRESTACIONES SOCIALES NOMINA MENSUAL  ABRIL 2014',4632.78,28);" calcext:value-type="string">
            <text:p>INSERT INTO scg_dt_cmp VALUES('0001','SCGCMP','SNOINTMEN040001','2014-04-30','---','-------------------------','6110800004602000001','SCGCMP','SNOINTMEN040001','D','PROVISION DE INTERESES DE PRESTACIONES SOCIALES NOMINA MENSUAL <text:s/>ABRIL 2014',4632.78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 calcext:value-type="string">
            <text:p>6110800002806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806</text:p>
          </table:table-cell>
          <table:table-cell office:value-type="float" office:value="3948.5" calcext:value-type="float">
            <text:p>3948.50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MEN040001','2014-04-30','---','-------------------------','6110800002806000001','SCGCMP','SNOINTMEN040001','D','PROVISION DE INTERESES DE PRESTACIONES SOCIALES NOMINA MENSUAL  ABRIL 2014',3948.5,29);" calcext:value-type="string">
            <text:p>INSERT INTO scg_dt_cmp VALUES('0001','SCGCMP','SNOINTMEN040001','2014-04-30','---','-------------------------','6110800002806000001','SCGCMP','SNOINTMEN040001','D','PROVISION DE INTERESES DE PRESTACIONES SOCIALES NOMINA MENSUAL <text:s/>ABRIL 2014',3948.5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 calcext:value-type="string">
            <text:p>6110800003104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104</text:p>
          </table:table-cell>
          <table:table-cell office:value-type="float" office:value="34610.76" calcext:value-type="float">
            <text:p>34610.76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MEN040001','2014-04-30','---','-------------------------','6110800003104000001','SCGCMP','SNOINTMEN040001','D','PROVISION DE INTERESES DE PRESTACIONES SOCIALES NOMINA MENSUAL  ABRIL 2014',34610.76,30);" calcext:value-type="string">
            <text:p>INSERT INTO scg_dt_cmp VALUES('0001','SCGCMP','SNOINTMEN040001','2014-04-30','---','-------------------------','6110800003104000001','SCGCMP','SNOINTMEN040001','D','PROVISION DE INTERESES DE PRESTACIONES SOCIALES NOMINA MENSUAL <text:s/>ABRIL 2014',34610.76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 calcext:value-type="string">
            <text:p>6110800002005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005</text:p>
          </table:table-cell>
          <table:table-cell office:value-type="float" office:value="7641.5" calcext:value-type="float">
            <text:p>7641.50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MEN040001','2014-04-30','---','-------------------------','6110800002005000001','SCGCMP','SNOINTMEN040001','D','PROVISION DE INTERESES DE PRESTACIONES SOCIALES NOMINA MENSUAL  ABRIL 2014',7641.5,31);" calcext:value-type="string">
            <text:p>INSERT INTO scg_dt_cmp VALUES('0001','SCGCMP','SNOINTMEN040001','2014-04-30','---','-------------------------','6110800002005000001','SCGCMP','SNOINTMEN040001','D','PROVISION DE INTERESES DE PRESTACIONES SOCIALES NOMINA MENSUAL <text:s/>ABRIL 2014',7641.5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 calcext:value-type="string">
            <text:p>61108000030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001</text:p>
          </table:table-cell>
          <table:table-cell office:value-type="float" office:value="10878.0702449658" calcext:value-type="float">
            <text:p>10878.07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MEN040001','2014-04-30','---','-------------------------','6110800003001000001','SCGCMP','SNOINTMEN040001','D','PROVISION DE INTERESES DE PRESTACIONES SOCIALES NOMINA MENSUAL  ABRIL 2014',10878.0702449658,32);" calcext:value-type="string">
            <text:p>INSERT INTO scg_dt_cmp VALUES('0001','SCGCMP','SNOINTMEN040001','2014-04-30','---','-------------------------','6110800003001000001','SCGCMP','SNOINTMEN040001','D','PROVISION DE INTERESES DE PRESTACIONES SOCIALES NOMINA MENSUAL <text:s/>ABRIL 2014',10878.0702449658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 calcext:value-type="string">
            <text:p>6110800003103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103</text:p>
          </table:table-cell>
          <table:table-cell office:value-type="float" office:value="6421.74" calcext:value-type="float">
            <text:p>6421.74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MEN040001','2014-04-30','---','-------------------------','6110800003103000001','SCGCMP','SNOINTMEN040001','D','PROVISION DE INTERESES DE PRESTACIONES SOCIALES NOMINA MENSUAL  ABRIL 2014',6421.74,33);" calcext:value-type="string">
            <text:p>INSERT INTO scg_dt_cmp VALUES('0001','SCGCMP','SNOINTMEN040001','2014-04-30','---','-------------------------','6110800003103000001','SCGCMP','SNOINTMEN040001','D','PROVISION DE INTERESES DE PRESTACIONES SOCIALES NOMINA MENSUAL <text:s/>ABRIL 2014',6421.74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 calcext:value-type="string">
            <text:p>6110800002104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104</text:p>
          </table:table-cell>
          <table:table-cell office:value-type="float" office:value="798.23" calcext:value-type="float">
            <text:p>798.23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MEN040001','2014-04-30','---','-------------------------','6110800002104000001','SCGCMP','SNOINTMEN040001','D','PROVISION DE INTERESES DE PRESTACIONES SOCIALES NOMINA MENSUAL  ABRIL 2014',798.23,34);" calcext:value-type="string">
            <text:p>INSERT INTO scg_dt_cmp VALUES('0001','SCGCMP','SNOINTMEN040001','2014-04-30','---','-------------------------','6110800002104000001','SCGCMP','SNOINTMEN040001','D','PROVISION DE INTERESES DE PRESTACIONES SOCIALES NOMINA MENSUAL <text:s/>ABRIL 2014',798.23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19396.4581041204" calcext:value-type="float">
            <text:p>19396.46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MEN040001','2014-04-30','---','-------------------------','6110800004505000001','SCGCMP','SNOINTMEN040001','D','PROVISION DE INTERESES DE PRESTACIONES SOCIALES NOMINA MENSUAL  ABRIL 2014',19396.4581041204,35);" calcext:value-type="string">
            <text:p>INSERT INTO scg_dt_cmp VALUES('0001','SCGCMP','SNOINTMEN040001','2014-04-30','---','-------------------------','6110800004505000001','SCGCMP','SNOINTMEN040001','D','PROVISION DE INTERESES DE PRESTACIONES SOCIALES NOMINA MENSUAL <text:s/>ABRIL 2014',19396.4581041204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 calcext:value-type="string">
            <text:p>6110800003600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600</text:p>
          </table:table-cell>
          <table:table-cell office:value-type="float" office:value="2588.43" calcext:value-type="float">
            <text:p>2588.43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MEN040001','2014-04-30','---','-------------------------','6110800003600000001','SCGCMP','SNOINTMEN040001','D','PROVISION DE INTERESES DE PRESTACIONES SOCIALES NOMINA MENSUAL  ABRIL 2014',2588.43,36);" calcext:value-type="string">
            <text:p>INSERT INTO scg_dt_cmp VALUES('0001','SCGCMP','SNOINTMEN040001','2014-04-30','---','-------------------------','6110800003600000001','SCGCMP','SNOINTMEN040001','D','PROVISION DE INTERESES DE PRESTACIONES SOCIALES NOMINA MENSUAL <text:s/>ABRIL 2014',2588.43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6264.05" calcext:value-type="float">
            <text:p>6264.05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MEN040001','2014-04-30','---','-------------------------','6110800003902000001','SCGCMP','SNOINTMEN040001','D','PROVISION DE INTERESES DE PRESTACIONES SOCIALES NOMINA MENSUAL  ABRIL 2014',6264.05,37);" calcext:value-type="string">
            <text:p>INSERT INTO scg_dt_cmp VALUES('0001','SCGCMP','SNOINTMEN040001','2014-04-30','---','-------------------------','6110800003902000001','SCGCMP','SNOINTMEN040001','D','PROVISION DE INTERESES DE PRESTACIONES SOCIALES NOMINA MENSUAL <text:s/>ABRIL 2014',6264.05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8128.47" calcext:value-type="float">
            <text:p>18128.47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MEN040001','2014-04-30','---','-------------------------','6110800003701000001','SCGCMP','SNOINTMEN040001','D','PROVISION DE INTERESES DE PRESTACIONES SOCIALES NOMINA MENSUAL  ABRIL 2014',18128.47,38);" calcext:value-type="string">
            <text:p>INSERT INTO scg_dt_cmp VALUES('0001','SCGCMP','SNOINTMEN040001','2014-04-30','---','-------------------------','6110800003701000001','SCGCMP','SNOINTMEN040001','D','PROVISION DE INTERESES DE PRESTACIONES SOCIALES NOMINA MENSUAL <text:s/>ABRIL 2014',18128.47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 calcext:value-type="string">
            <text:p>6110800003200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200</text:p>
          </table:table-cell>
          <table:table-cell office:value-type="float" office:value="9149.45" calcext:value-type="float">
            <text:p>9149.45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MEN040001','2014-04-30','---','-------------------------','6110800003200000001','SCGCMP','SNOINTMEN040001','D','PROVISION DE INTERESES DE PRESTACIONES SOCIALES NOMINA MENSUAL  ABRIL 2014',9149.45,39);" calcext:value-type="string">
            <text:p>INSERT INTO scg_dt_cmp VALUES('0001','SCGCMP','SNOINTMEN040001','2014-04-30','---','-------------------------','6110800003200000001','SCGCMP','SNOINTMEN040001','D','PROVISION DE INTERESES DE PRESTACIONES SOCIALES NOMINA MENSUAL <text:s/>ABRIL 2014',9149.45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 calcext:value-type="string">
            <text:p>6110800001301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1301</text:p>
          </table:table-cell>
          <table:table-cell office:value-type="float" office:value="14771.56" calcext:value-type="float">
            <text:p>14771.56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MEN040001','2014-04-30','---','-------------------------','6110800001301000001','SCGCMP','SNOINTMEN040001','D','PROVISION DE INTERESES DE PRESTACIONES SOCIALES NOMINA MENSUAL  ABRIL 2014',14771.56,40);" calcext:value-type="string">
            <text:p>INSERT INTO scg_dt_cmp VALUES('0001','SCGCMP','SNOINTMEN040001','2014-04-30','---','-------------------------','6110800001301000001','SCGCMP','SNOINTMEN040001','D','PROVISION DE INTERESES DE PRESTACIONES SOCIALES NOMINA MENSUAL <text:s/>ABRIL 2014',14771.56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3591.94" calcext:value-type="float">
            <text:p>23591.94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MEN040001','2014-04-30','---','-------------------------','6110800004202000001','SCGCMP','SNOINTMEN040001','D','PROVISION DE INTERESES DE PRESTACIONES SOCIALES NOMINA MENSUAL  ABRIL 2014',23591.94,41);" calcext:value-type="string">
            <text:p>INSERT INTO scg_dt_cmp VALUES('0001','SCGCMP','SNOINTMEN040001','2014-04-30','---','-------------------------','6110800004202000001','SCGCMP','SNOINTMEN040001','D','PROVISION DE INTERESES DE PRESTACIONES SOCIALES NOMINA MENSUAL <text:s/>ABRIL 2014',23591.94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7597.34285321641" calcext:value-type="float">
            <text:p>7597.34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MEN040001','2014-04-30','---','-------------------------','6110800004506000001','SCGCMP','SNOINTMEN040001','D','PROVISION DE INTERESES DE PRESTACIONES SOCIALES NOMINA MENSUAL  ABRIL 2014',7597.34285321641,42);" calcext:value-type="string">
            <text:p>INSERT INTO scg_dt_cmp VALUES('0001','SCGCMP','SNOINTMEN040001','2014-04-30','---','-------------------------','6110800004506000001','SCGCMP','SNOINTMEN040001','D','PROVISION DE INTERESES DE PRESTACIONES SOCIALES NOMINA MENSUAL <text:s/>ABRIL 2014',7597.34285321641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 calcext:value-type="string">
            <text:p>6110800002103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103</text:p>
          </table:table-cell>
          <table:table-cell office:value-type="float" office:value="5930.1" calcext:value-type="float">
            <text:p>5930.10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MEN040001','2014-04-30','---','-------------------------','6110800002103000001','SCGCMP','SNOINTMEN040001','D','PROVISION DE INTERESES DE PRESTACIONES SOCIALES NOMINA MENSUAL  ABRIL 2014',5930.1,43);" calcext:value-type="string">
            <text:p>INSERT INTO scg_dt_cmp VALUES('0001','SCGCMP','SNOINTMEN040001','2014-04-30','---','-------------------------','6110800002103000001','SCGCMP','SNOINTMEN040001','D','PROVISION DE INTERESES DE PRESTACIONES SOCIALES NOMINA MENSUAL <text:s/>ABRIL 2014',5930.1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3445.08606428264" calcext:value-type="float">
            <text:p>3445.09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MEN040001','2014-04-30','---','-------------------------','6110800004001000001','SCGCMP','SNOINTMEN040001','D','PROVISION DE INTERESES DE PRESTACIONES SOCIALES NOMINA MENSUAL  ABRIL 2014',3445.08606428264,44);" calcext:value-type="string">
            <text:p>INSERT INTO scg_dt_cmp VALUES('0001','SCGCMP','SNOINTMEN040001','2014-04-30','---','-------------------------','6110800004001000001','SCGCMP','SNOINTMEN040001','D','PROVISION DE INTERESES DE PRESTACIONES SOCIALES NOMINA MENSUAL <text:s/>ABRIL 2014',3445.08606428264,4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4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52806.99" calcext:value-type="float">
            <text:p>52806.99</text:p>
          </table:table-cell>
          <table:table-cell office:value-type="float" office:value="45" calcext:value-type="float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INTMEN040001','2014-04-30','---','-------------------------','6110800003201000001','SCGCMP','SNOINTMEN040001','D','PROVISION DE INTERESES DE PRESTACIONES SOCIALES NOMINA MENSUAL  ABRIL 2014',52806.99,45);" calcext:value-type="string">
            <text:p>INSERT INTO scg_dt_cmp VALUES('0001','SCGCMP','SNOINTMEN040001','2014-04-30','---','-------------------------','6110800003201000001','SCGCMP','SNOINTMEN040001','D','PROVISION DE INTERESES DE PRESTACIONES SOCIALES NOMINA MENSUAL <text:s/>ABRIL 2014',52806.99,4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 calcext:value-type="string">
            <text:p>6110800001300000001</text:p>
          </table:table-cell>
          <table:table-cell office:value-type="string" calcext:value-type="string">
            <text:p>SCGCMP</text:p>
          </table:table-cell>
          <table:table-cell table:formula="of:=[.C4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1300</text:p>
          </table:table-cell>
          <table:table-cell office:value-type="float" office:value="403.96" calcext:value-type="float">
            <text:p>403.96</text:p>
          </table:table-cell>
          <table:table-cell office:value-type="float" office:value="46" calcext:value-type="float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INTMEN040001','2014-04-30','---','-------------------------','6110800001300000001','SCGCMP','SNOINTMEN040001','D','PROVISION DE INTERESES DE PRESTACIONES SOCIALES NOMINA MENSUAL  ABRIL 2014',403.96,46);" calcext:value-type="string">
            <text:p>INSERT INTO scg_dt_cmp VALUES('0001','SCGCMP','SNOINTMEN040001','2014-04-30','---','-------------------------','6110800001300000001','SCGCMP','SNOINTMEN040001','D','PROVISION DE INTERESES DE PRESTACIONES SOCIALES NOMINA MENSUAL <text:s/>ABRIL 2014',403.96,4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 calcext:value-type="string">
            <text:p>6110800002905000001</text:p>
          </table:table-cell>
          <table:table-cell office:value-type="string" calcext:value-type="string">
            <text:p>SCGCMP</text:p>
          </table:table-cell>
          <table:table-cell table:formula="of:=[.C5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905</text:p>
          </table:table-cell>
          <table:table-cell office:value-type="float" office:value="2869.67" calcext:value-type="float">
            <text:p>2869.67</text:p>
          </table:table-cell>
          <table:table-cell office:value-type="float" office:value="47" calcext:value-type="float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INTMEN040001','2014-04-30','---','-------------------------','6110800002905000001','SCGCMP','SNOINTMEN040001','D','PROVISION DE INTERESES DE PRESTACIONES SOCIALES NOMINA MENSUAL  ABRIL 2014',2869.67,47);" calcext:value-type="string">
            <text:p>INSERT INTO scg_dt_cmp VALUES('0001','SCGCMP','SNOINTMEN040001','2014-04-30','---','-------------------------','6110800002905000001','SCGCMP','SNOINTMEN040001','D','PROVISION DE INTERESES DE PRESTACIONES SOCIALES NOMINA MENSUAL <text:s/>ABRIL 2014',2869.67,4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 calcext:value-type="string">
            <text:p>6110800002200000001</text:p>
          </table:table-cell>
          <table:table-cell office:value-type="string" calcext:value-type="string">
            <text:p>SCGCMP</text:p>
          </table:table-cell>
          <table:table-cell table:formula="of:=[.C5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200</text:p>
          </table:table-cell>
          <table:table-cell office:value-type="float" office:value="4063.37" calcext:value-type="float">
            <text:p>4063.37</text:p>
          </table:table-cell>
          <table:table-cell office:value-type="float" office:value="48" calcext:value-type="float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INTMEN040001','2014-04-30','---','-------------------------','6110800002200000001','SCGCMP','SNOINTMEN040001','D','PROVISION DE INTERESES DE PRESTACIONES SOCIALES NOMINA MENSUAL  ABRIL 2014',4063.37,48);" calcext:value-type="string">
            <text:p>INSERT INTO scg_dt_cmp VALUES('0001','SCGCMP','SNOINTMEN040001','2014-04-30','---','-------------------------','6110800002200000001','SCGCMP','SNOINTMEN040001','D','PROVISION DE INTERESES DE PRESTACIONES SOCIALES NOMINA MENSUAL <text:s/>ABRIL 2014',4063.37,4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 calcext:value-type="string">
            <text:p>6110800004500000001</text:p>
          </table:table-cell>
          <table:table-cell office:value-type="string" calcext:value-type="string">
            <text:p>SCGCMP</text:p>
          </table:table-cell>
          <table:table-cell table:formula="of:=[.C5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0</text:p>
          </table:table-cell>
          <table:table-cell office:value-type="float" office:value="4199.42" calcext:value-type="float">
            <text:p>4199.42</text:p>
          </table:table-cell>
          <table:table-cell office:value-type="float" office:value="49" calcext:value-type="float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INTMEN040001','2014-04-30','---','-------------------------','6110800004500000001','SCGCMP','SNOINTMEN040001','D','PROVISION DE INTERESES DE PRESTACIONES SOCIALES NOMINA MENSUAL  ABRIL 2014',4199.42,49);" calcext:value-type="string">
            <text:p>INSERT INTO scg_dt_cmp VALUES('0001','SCGCMP','SNOINTMEN040001','2014-04-30','---','-------------------------','6110800004500000001','SCGCMP','SNOINTMEN040001','D','PROVISION DE INTERESES DE PRESTACIONES SOCIALES NOMINA MENSUAL <text:s/>ABRIL 2014',4199.42,4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 calcext:value-type="string">
            <text:p>6110800002106000001</text:p>
          </table:table-cell>
          <table:table-cell office:value-type="string" calcext:value-type="string">
            <text:p>SCGCMP</text:p>
          </table:table-cell>
          <table:table-cell table:formula="of:=[.C5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106</text:p>
          </table:table-cell>
          <table:table-cell office:value-type="float" office:value="912.89" calcext:value-type="float">
            <text:p>912.89</text:p>
          </table:table-cell>
          <table:table-cell office:value-type="float" office:value="50" calcext:value-type="float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INTMEN040001','2014-04-30','---','-------------------------','6110800002106000001','SCGCMP','SNOINTMEN040001','D','PROVISION DE INTERESES DE PRESTACIONES SOCIALES NOMINA MENSUAL  ABRIL 2014',912.89,50);" calcext:value-type="string">
            <text:p>INSERT INTO scg_dt_cmp VALUES('0001','SCGCMP','SNOINTMEN040001','2014-04-30','---','-------------------------','6110800002106000001','SCGCMP','SNOINTMEN040001','D','PROVISION DE INTERESES DE PRESTACIONES SOCIALES NOMINA MENSUAL <text:s/>ABRIL 2014',912.89,5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 calcext:value-type="string">
            <text:p>6110800004800000001</text:p>
          </table:table-cell>
          <table:table-cell office:value-type="string" calcext:value-type="string">
            <text:p>SCGCMP</text:p>
          </table:table-cell>
          <table:table-cell table:formula="of:=[.C5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800</text:p>
          </table:table-cell>
          <table:table-cell office:value-type="float" office:value="4956.21" calcext:value-type="float">
            <text:p>4956.21</text:p>
          </table:table-cell>
          <table:table-cell office:value-type="float" office:value="51" calcext:value-type="float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INTMEN040001','2014-04-30','---','-------------------------','6110800004800000001','SCGCMP','SNOINTMEN040001','D','PROVISION DE INTERESES DE PRESTACIONES SOCIALES NOMINA MENSUAL  ABRIL 2014',4956.21,51);" calcext:value-type="string">
            <text:p>INSERT INTO scg_dt_cmp VALUES('0001','SCGCMP','SNOINTMEN040001','2014-04-30','---','-------------------------','6110800004800000001','SCGCMP','SNOINTMEN040001','D','PROVISION DE INTERESES DE PRESTACIONES SOCIALES NOMINA MENSUAL <text:s/>ABRIL 2014',4956.21,5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5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7460.6" calcext:value-type="float">
            <text:p>7460.60</text:p>
          </table:table-cell>
          <table:table-cell office:value-type="float" office:value="52" calcext:value-type="float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INTMEN040001','2014-04-30','---','-------------------------','6110800003601000001','SCGCMP','SNOINTMEN040001','D','PROVISION DE INTERESES DE PRESTACIONES SOCIALES NOMINA MENSUAL  ABRIL 2014',7460.6,52);" calcext:value-type="string">
            <text:p>INSERT INTO scg_dt_cmp VALUES('0001','SCGCMP','SNOINTMEN040001','2014-04-30','---','-------------------------','6110800003601000001','SCGCMP','SNOINTMEN040001','D','PROVISION DE INTERESES DE PRESTACIONES SOCIALES NOMINA MENSUAL <text:s/>ABRIL 2014',7460.6,5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 calcext:value-type="string">
            <text:p>6110800003305000001</text:p>
          </table:table-cell>
          <table:table-cell office:value-type="string" calcext:value-type="string">
            <text:p>SCGCMP</text:p>
          </table:table-cell>
          <table:table-cell table:formula="of:=[.C5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305</text:p>
          </table:table-cell>
          <table:table-cell office:value-type="float" office:value="11237.77" calcext:value-type="float">
            <text:p>11237.77</text:p>
          </table:table-cell>
          <table:table-cell office:value-type="float" office:value="53" calcext:value-type="float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INTMEN040001','2014-04-30','---','-------------------------','6110800003305000001','SCGCMP','SNOINTMEN040001','D','PROVISION DE INTERESES DE PRESTACIONES SOCIALES NOMINA MENSUAL  ABRIL 2014',11237.77,53);" calcext:value-type="string">
            <text:p>INSERT INTO scg_dt_cmp VALUES('0001','SCGCMP','SNOINTMEN040001','2014-04-30','---','-------------------------','6110800003305000001','SCGCMP','SNOINTMEN040001','D','PROVISION DE INTERESES DE PRESTACIONES SOCIALES NOMINA MENSUAL <text:s/>ABRIL 2014',11237.77,5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 calcext:value-type="string">
            <text:p>6110800002304000001</text:p>
          </table:table-cell>
          <table:table-cell office:value-type="string" calcext:value-type="string">
            <text:p>SCGCMP</text:p>
          </table:table-cell>
          <table:table-cell table:formula="of:=[.C5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304</text:p>
          </table:table-cell>
          <table:table-cell office:value-type="float" office:value="5806.85" calcext:value-type="float">
            <text:p>5806.85</text:p>
          </table:table-cell>
          <table:table-cell office:value-type="float" office:value="54" calcext:value-type="float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INTMEN040001','2014-04-30','---','-------------------------','6110800002304000001','SCGCMP','SNOINTMEN040001','D','PROVISION DE INTERESES DE PRESTACIONES SOCIALES NOMINA MENSUAL  ABRIL 2014',5806.85,54);" calcext:value-type="string">
            <text:p>INSERT INTO scg_dt_cmp VALUES('0001','SCGCMP','SNOINTMEN040001','2014-04-30','---','-------------------------','6110800002304000001','SCGCMP','SNOINTMEN040001','D','PROVISION DE INTERESES DE PRESTACIONES SOCIALES NOMINA MENSUAL <text:s/>ABRIL 2014',5806.85,5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 calcext:value-type="string">
            <text:p>6110800002602000001</text:p>
          </table:table-cell>
          <table:table-cell office:value-type="string" calcext:value-type="string">
            <text:p>SCGCMP</text:p>
          </table:table-cell>
          <table:table-cell table:formula="of:=[.C5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602</text:p>
          </table:table-cell>
          <table:table-cell office:value-type="float" office:value="3626.42" calcext:value-type="float">
            <text:p>3626.42</text:p>
          </table:table-cell>
          <table:table-cell office:value-type="float" office:value="55" calcext:value-type="float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INTMEN040001','2014-04-30','---','-------------------------','6110800002602000001','SCGCMP','SNOINTMEN040001','D','PROVISION DE INTERESES DE PRESTACIONES SOCIALES NOMINA MENSUAL  ABRIL 2014',3626.42,55);" calcext:value-type="string">
            <text:p>INSERT INTO scg_dt_cmp VALUES('0001','SCGCMP','SNOINTMEN040001','2014-04-30','---','-------------------------','6110800002602000001','SCGCMP','SNOINTMEN040001','D','PROVISION DE INTERESES DE PRESTACIONES SOCIALES NOMINA MENSUAL <text:s/>ABRIL 2014',3626.42,5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5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5169.3977905293" calcext:value-type="float">
            <text:p>15169.40</text:p>
          </table:table-cell>
          <table:table-cell office:value-type="float" office:value="56" calcext:value-type="float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INTMEN040001','2014-04-30','---','-------------------------','6110800002901000001','SCGCMP','SNOINTMEN040001','D','PROVISION DE INTERESES DE PRESTACIONES SOCIALES NOMINA MENSUAL  ABRIL 2014',15169.3977905293,56);" calcext:value-type="string">
            <text:p>INSERT INTO scg_dt_cmp VALUES('0001','SCGCMP','SNOINTMEN040001','2014-04-30','---','-------------------------','6110800002901000001','SCGCMP','SNOINTMEN040001','D','PROVISION DE INTERESES DE PRESTACIONES SOCIALES NOMINA MENSUAL <text:s/>ABRIL 2014',15169.3977905293,5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6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12095.01" calcext:value-type="float">
            <text:p>12095.01</text:p>
          </table:table-cell>
          <table:table-cell office:value-type="float" office:value="57" calcext:value-type="float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INTMEN040001','2014-04-30','---','-------------------------','6110800003802000001','SCGCMP','SNOINTMEN040001','D','PROVISION DE INTERESES DE PRESTACIONES SOCIALES NOMINA MENSUAL  ABRIL 2014',12095.01,57);" calcext:value-type="string">
            <text:p>INSERT INTO scg_dt_cmp VALUES('0001','SCGCMP','SNOINTMEN040001','2014-04-30','---','-------------------------','6110800003802000001','SCGCMP','SNOINTMEN040001','D','PROVISION DE INTERESES DE PRESTACIONES SOCIALES NOMINA MENSUAL <text:s/>ABRIL 2014',12095.01,5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 calcext:value-type="string">
            <text:p>6110800002300000001</text:p>
          </table:table-cell>
          <table:table-cell office:value-type="string" calcext:value-type="string">
            <text:p>SCGCMP</text:p>
          </table:table-cell>
          <table:table-cell table:formula="of:=[.C6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300</text:p>
          </table:table-cell>
          <table:table-cell office:value-type="float" office:value="2989.68" calcext:value-type="float">
            <text:p>2989.68</text:p>
          </table:table-cell>
          <table:table-cell office:value-type="float" office:value="58" calcext:value-type="float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INTMEN040001','2014-04-30','---','-------------------------','6110800002300000001','SCGCMP','SNOINTMEN040001','D','PROVISION DE INTERESES DE PRESTACIONES SOCIALES NOMINA MENSUAL  ABRIL 2014',2989.68,58);" calcext:value-type="string">
            <text:p>INSERT INTO scg_dt_cmp VALUES('0001','SCGCMP','SNOINTMEN040001','2014-04-30','---','-------------------------','6110800002300000001','SCGCMP','SNOINTMEN040001','D','PROVISION DE INTERESES DE PRESTACIONES SOCIALES NOMINA MENSUAL <text:s/>ABRIL 2014',2989.68,5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 calcext:value-type="string">
            <text:p>6110800002800000001</text:p>
          </table:table-cell>
          <table:table-cell office:value-type="string" calcext:value-type="string">
            <text:p>SCGCMP</text:p>
          </table:table-cell>
          <table:table-cell table:formula="of:=[.C6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800</text:p>
          </table:table-cell>
          <table:table-cell office:value-type="float" office:value="3774.62" calcext:value-type="float">
            <text:p>3774.62</text:p>
          </table:table-cell>
          <table:table-cell office:value-type="float" office:value="59" calcext:value-type="float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INTMEN040001','2014-04-30','---','-------------------------','6110800002800000001','SCGCMP','SNOINTMEN040001','D','PROVISION DE INTERESES DE PRESTACIONES SOCIALES NOMINA MENSUAL  ABRIL 2014',3774.62,59);" calcext:value-type="string">
            <text:p>INSERT INTO scg_dt_cmp VALUES('0001','SCGCMP','SNOINTMEN040001','2014-04-30','---','-------------------------','6110800002800000001','SCGCMP','SNOINTMEN040001','D','PROVISION DE INTERESES DE PRESTACIONES SOCIALES NOMINA MENSUAL <text:s/>ABRIL 2014',3774.62,5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 calcext:value-type="string">
            <text:p>6110800003101000001</text:p>
          </table:table-cell>
          <table:table-cell office:value-type="string" calcext:value-type="string">
            <text:p>SCGCMP</text:p>
          </table:table-cell>
          <table:table-cell table:formula="of:=[.C6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101</text:p>
          </table:table-cell>
          <table:table-cell office:value-type="float" office:value="3017.57" calcext:value-type="float">
            <text:p>3017.57</text:p>
          </table:table-cell>
          <table:table-cell office:value-type="float" office:value="60" calcext:value-type="float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INTMEN040001','2014-04-30','---','-------------------------','6110800003101000001','SCGCMP','SNOINTMEN040001','D','PROVISION DE INTERESES DE PRESTACIONES SOCIALES NOMINA MENSUAL  ABRIL 2014',3017.57,60);" calcext:value-type="string">
            <text:p>INSERT INTO scg_dt_cmp VALUES('0001','SCGCMP','SNOINTMEN040001','2014-04-30','---','-------------------------','6110800003101000001','SCGCMP','SNOINTMEN040001','D','PROVISION DE INTERESES DE PRESTACIONES SOCIALES NOMINA MENSUAL <text:s/>ABRIL 2014',3017.57,6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6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31641.77" calcext:value-type="float">
            <text:p>31641.77</text:p>
          </table:table-cell>
          <table:table-cell office:value-type="float" office:value="61" calcext:value-type="float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INTMEN040001','2014-04-30','---','-------------------------','6110800004203000001','SCGCMP','SNOINTMEN040001','D','PROVISION DE INTERESES DE PRESTACIONES SOCIALES NOMINA MENSUAL  ABRIL 2014',31641.77,61);" calcext:value-type="string">
            <text:p>INSERT INTO scg_dt_cmp VALUES('0001','SCGCMP','SNOINTMEN040001','2014-04-30','---','-------------------------','6110800004203000001','SCGCMP','SNOINTMEN040001','D','PROVISION DE INTERESES DE PRESTACIONES SOCIALES NOMINA MENSUAL <text:s/>ABRIL 2014',31641.77,6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 calcext:value-type="string">
            <text:p>6110800003301000001</text:p>
          </table:table-cell>
          <table:table-cell office:value-type="string" calcext:value-type="string">
            <text:p>SCGCMP</text:p>
          </table:table-cell>
          <table:table-cell table:formula="of:=[.C6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301</text:p>
          </table:table-cell>
          <table:table-cell office:value-type="float" office:value="5180.52656302638" calcext:value-type="float">
            <text:p>5180.53</text:p>
          </table:table-cell>
          <table:table-cell office:value-type="float" office:value="62" calcext:value-type="float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INTMEN040001','2014-04-30','---','-------------------------','6110800003301000001','SCGCMP','SNOINTMEN040001','D','PROVISION DE INTERESES DE PRESTACIONES SOCIALES NOMINA MENSUAL  ABRIL 2014',5180.52656302638,62);" calcext:value-type="string">
            <text:p>INSERT INTO scg_dt_cmp VALUES('0001','SCGCMP','SNOINTMEN040001','2014-04-30','---','-------------------------','6110800003301000001','SCGCMP','SNOINTMEN040001','D','PROVISION DE INTERESES DE PRESTACIONES SOCIALES NOMINA MENSUAL <text:s/>ABRIL 2014',5180.52656302638,6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6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5075.33" calcext:value-type="float">
            <text:p>5075.33</text:p>
          </table:table-cell>
          <table:table-cell office:value-type="float" office:value="63" calcext:value-type="float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INTMEN040001','2014-04-30','---','-------------------------','6110800004102000001','SCGCMP','SNOINTMEN040001','D','PROVISION DE INTERESES DE PRESTACIONES SOCIALES NOMINA MENSUAL  ABRIL 2014',5075.33,63);" calcext:value-type="string">
            <text:p>INSERT INTO scg_dt_cmp VALUES('0001','SCGCMP','SNOINTMEN040001','2014-04-30','---','-------------------------','6110800004102000001','SCGCMP','SNOINTMEN040001','D','PROVISION DE INTERESES DE PRESTACIONES SOCIALES NOMINA MENSUAL <text:s/>ABRIL 2014',5075.33,6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 calcext:value-type="string">
            <text:p>6110800003100000001</text:p>
          </table:table-cell>
          <table:table-cell office:value-type="string" calcext:value-type="string">
            <text:p>SCGCMP</text:p>
          </table:table-cell>
          <table:table-cell table:formula="of:=[.C6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100</text:p>
          </table:table-cell>
          <table:table-cell office:value-type="float" office:value="3309.98" calcext:value-type="float">
            <text:p>3309.98</text:p>
          </table:table-cell>
          <table:table-cell office:value-type="float" office:value="64" calcext:value-type="float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INTMEN040001','2014-04-30','---','-------------------------','6110800003100000001','SCGCMP','SNOINTMEN040001','D','PROVISION DE INTERESES DE PRESTACIONES SOCIALES NOMINA MENSUAL  ABRIL 2014',3309.98,64);" calcext:value-type="string">
            <text:p>INSERT INTO scg_dt_cmp VALUES('0001','SCGCMP','SNOINTMEN040001','2014-04-30','---','-------------------------','6110800003100000001','SCGCMP','SNOINTMEN040001','D','PROVISION DE INTERESES DE PRESTACIONES SOCIALES NOMINA MENSUAL <text:s/>ABRIL 2014',3309.98,6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 calcext:value-type="string">
            <text:p>6110800002402000001</text:p>
          </table:table-cell>
          <table:table-cell office:value-type="string" calcext:value-type="string">
            <text:p>SCGCMP</text:p>
          </table:table-cell>
          <table:table-cell table:formula="of:=[.C6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402</text:p>
          </table:table-cell>
          <table:table-cell office:value-type="float" office:value="18039.68" calcext:value-type="float">
            <text:p>18039.68</text:p>
          </table:table-cell>
          <table:table-cell office:value-type="float" office:value="65" calcext:value-type="float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INTMEN040001','2014-04-30','---','-------------------------','6110800002402000001','SCGCMP','SNOINTMEN040001','D','PROVISION DE INTERESES DE PRESTACIONES SOCIALES NOMINA MENSUAL  ABRIL 2014',18039.68,65);" calcext:value-type="string">
            <text:p>INSERT INTO scg_dt_cmp VALUES('0001','SCGCMP','SNOINTMEN040001','2014-04-30','---','-------------------------','6110800002402000001','SCGCMP','SNOINTMEN040001','D','PROVISION DE INTERESES DE PRESTACIONES SOCIALES NOMINA MENSUAL <text:s/>ABRIL 2014',18039.68,6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6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4753.73" calcext:value-type="float">
            <text:p>4753.73</text:p>
          </table:table-cell>
          <table:table-cell office:value-type="float" office:value="66" calcext:value-type="float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INTMEN040001','2014-04-30','---','-------------------------','6110800003602000001','SCGCMP','SNOINTMEN040001','D','PROVISION DE INTERESES DE PRESTACIONES SOCIALES NOMINA MENSUAL  ABRIL 2014',4753.73,66);" calcext:value-type="string">
            <text:p>INSERT INTO scg_dt_cmp VALUES('0001','SCGCMP','SNOINTMEN040001','2014-04-30','---','-------------------------','6110800003602000001','SCGCMP','SNOINTMEN040001','D','PROVISION DE INTERESES DE PRESTACIONES SOCIALES NOMINA MENSUAL <text:s/>ABRIL 2014',4753.73,6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 calcext:value-type="string">
            <text:p>6110800003903000001</text:p>
          </table:table-cell>
          <table:table-cell office:value-type="string" calcext:value-type="string">
            <text:p>SCGCMP</text:p>
          </table:table-cell>
          <table:table-cell table:formula="of:=[.C7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903</text:p>
          </table:table-cell>
          <table:table-cell office:value-type="float" office:value="2923.71" calcext:value-type="float">
            <text:p>2923.71</text:p>
          </table:table-cell>
          <table:table-cell office:value-type="float" office:value="67" calcext:value-type="float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INTMEN040001','2014-04-30','---','-------------------------','6110800003903000001','SCGCMP','SNOINTMEN040001','D','PROVISION DE INTERESES DE PRESTACIONES SOCIALES NOMINA MENSUAL  ABRIL 2014',2923.71,67);" calcext:value-type="string">
            <text:p>INSERT INTO scg_dt_cmp VALUES('0001','SCGCMP','SNOINTMEN040001','2014-04-30','---','-------------------------','6110800003903000001','SCGCMP','SNOINTMEN040001','D','PROVISION DE INTERESES DE PRESTACIONES SOCIALES NOMINA MENSUAL <text:s/>ABRIL 2014',2923.71,6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7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4799.01843692445" calcext:value-type="float">
            <text:p>4799.02</text:p>
          </table:table-cell>
          <table:table-cell office:value-type="float" office:value="68" calcext:value-type="float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INTMEN040001','2014-04-30','---','-------------------------','6110800004504000001','SCGCMP','SNOINTMEN040001','D','PROVISION DE INTERESES DE PRESTACIONES SOCIALES NOMINA MENSUAL  ABRIL 2014',4799.01843692445,68);" calcext:value-type="string">
            <text:p>INSERT INTO scg_dt_cmp VALUES('0001','SCGCMP','SNOINTMEN040001','2014-04-30','---','-------------------------','6110800004504000001','SCGCMP','SNOINTMEN040001','D','PROVISION DE INTERESES DE PRESTACIONES SOCIALES NOMINA MENSUAL <text:s/>ABRIL 2014',4799.01843692445,6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7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57609.5791613896" calcext:value-type="float">
            <text:p>57609.58</text:p>
          </table:table-cell>
          <table:table-cell office:value-type="float" office:value="69" calcext:value-type="float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INTMEN040001','2014-04-30','---','-------------------------','6110800002002000001','SCGCMP','SNOINTMEN040001','D','PROVISION DE INTERESES DE PRESTACIONES SOCIALES NOMINA MENSUAL  ABRIL 2014',57609.5791613896,69);" calcext:value-type="string">
            <text:p>INSERT INTO scg_dt_cmp VALUES('0001','SCGCMP','SNOINTMEN040001','2014-04-30','---','-------------------------','6110800002002000001','SCGCMP','SNOINTMEN040001','D','PROVISION DE INTERESES DE PRESTACIONES SOCIALES NOMINA MENSUAL <text:s/>ABRIL 2014',57609.5791613896,6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 calcext:value-type="string">
            <text:p>6110800002500000001</text:p>
          </table:table-cell>
          <table:table-cell office:value-type="string" calcext:value-type="string">
            <text:p>SCGCMP</text:p>
          </table:table-cell>
          <table:table-cell table:formula="of:=[.C7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500</text:p>
          </table:table-cell>
          <table:table-cell office:value-type="float" office:value="7159.62" calcext:value-type="float">
            <text:p>7159.62</text:p>
          </table:table-cell>
          <table:table-cell office:value-type="float" office:value="70" calcext:value-type="float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INTMEN040001','2014-04-30','---','-------------------------','6110800002500000001','SCGCMP','SNOINTMEN040001','D','PROVISION DE INTERESES DE PRESTACIONES SOCIALES NOMINA MENSUAL  ABRIL 2014',7159.62,70);" calcext:value-type="string">
            <text:p>INSERT INTO scg_dt_cmp VALUES('0001','SCGCMP','SNOINTMEN040001','2014-04-30','---','-------------------------','6110800002500000001','SCGCMP','SNOINTMEN040001','D','PROVISION DE INTERESES DE PRESTACIONES SOCIALES NOMINA MENSUAL <text:s/>ABRIL 2014',7159.62,7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 calcext:value-type="string">
            <text:p>6110800002105000001</text:p>
          </table:table-cell>
          <table:table-cell office:value-type="string" calcext:value-type="string">
            <text:p>SCGCMP</text:p>
          </table:table-cell>
          <table:table-cell table:formula="of:=[.C7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105</text:p>
          </table:table-cell>
          <table:table-cell office:value-type="float" office:value="1773.71" calcext:value-type="float">
            <text:p>1773.71</text:p>
          </table:table-cell>
          <table:table-cell office:value-type="float" office:value="71" calcext:value-type="float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INTMEN040001','2014-04-30','---','-------------------------','6110800002105000001','SCGCMP','SNOINTMEN040001','D','PROVISION DE INTERESES DE PRESTACIONES SOCIALES NOMINA MENSUAL  ABRIL 2014',1773.71,71);" calcext:value-type="string">
            <text:p>INSERT INTO scg_dt_cmp VALUES('0001','SCGCMP','SNOINTMEN040001','2014-04-30','---','-------------------------','6110800002105000001','SCGCMP','SNOINTMEN040001','D','PROVISION DE INTERESES DE PRESTACIONES SOCIALES NOMINA MENSUAL <text:s/>ABRIL 2014',1773.71,7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7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2871.78" calcext:value-type="float">
            <text:p>2871.78</text:p>
          </table:table-cell>
          <table:table-cell office:value-type="float" office:value="72" calcext:value-type="float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INTMEN040001','2014-04-30','---','-------------------------','6110800004103000001','SCGCMP','SNOINTMEN040001','D','PROVISION DE INTERESES DE PRESTACIONES SOCIALES NOMINA MENSUAL  ABRIL 2014',2871.78,72);" calcext:value-type="string">
            <text:p>INSERT INTO scg_dt_cmp VALUES('0001','SCGCMP','SNOINTMEN040001','2014-04-30','---','-------------------------','6110800004103000001','SCGCMP','SNOINTMEN040001','D','PROVISION DE INTERESES DE PRESTACIONES SOCIALES NOMINA MENSUAL <text:s/>ABRIL 2014',2871.78,7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6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7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6172.64" calcext:value-type="float">
            <text:p>6172.64</text:p>
          </table:table-cell>
          <table:table-cell office:value-type="float" office:value="73" calcext:value-type="float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INTMEN040001','2014-04-30','---','-------------------------','6110800004002000001','SCGCMP','SNOINTMEN040001','D','PROVISION DE INTERESES DE PRESTACIONES SOCIALES NOMINA MENSUAL  ABRIL 2014',6172.64,73);" calcext:value-type="string">
            <text:p>INSERT INTO scg_dt_cmp VALUES('0001','SCGCMP','SNOINTMEN040001','2014-04-30','---','-------------------------','6110800004002000001','SCGCMP','SNOINTMEN040001','D','PROVISION DE INTERESES DE PRESTACIONES SOCIALES NOMINA MENSUAL <text:s/>ABRIL 2014',6172.64,7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7];&quot;000001&quot;)" office:value-type="string" office:string-value="6110800002805000001" calcext:value-type="string">
            <text:p>6110800002805000001</text:p>
          </table:table-cell>
          <table:table-cell office:value-type="string" calcext:value-type="string">
            <text:p>SCGCMP</text:p>
          </table:table-cell>
          <table:table-cell table:formula="of:=[.C7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805</text:p>
          </table:table-cell>
          <table:table-cell office:value-type="float" office:value="5049.73" calcext:value-type="float">
            <text:p>5049.73</text:p>
          </table:table-cell>
          <table:table-cell office:value-type="float" office:value="74" calcext:value-type="float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INTMEN040001','2014-04-30','---','-------------------------','6110800002805000001','SCGCMP','SNOINTMEN040001','D','PROVISION DE INTERESES DE PRESTACIONES SOCIALES NOMINA MENSUAL  ABRIL 2014',5049.73,74);" calcext:value-type="string">
            <text:p>INSERT INTO scg_dt_cmp VALUES('0001','SCGCMP','SNOINTMEN040001','2014-04-30','---','-------------------------','6110800002805000001','SCGCMP','SNOINTMEN040001','D','PROVISION DE INTERESES DE PRESTACIONES SOCIALES NOMINA MENSUAL <text:s/>ABRIL 2014',5049.73,7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7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7276.3" calcext:value-type="float">
            <text:p>17276.30</text:p>
          </table:table-cell>
          <table:table-cell office:value-type="float" office:value="75" calcext:value-type="float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INTMEN040001','2014-04-30','---','-------------------------','6110800004601000001','SCGCMP','SNOINTMEN040001','D','PROVISION DE INTERESES DE PRESTACIONES SOCIALES NOMINA MENSUAL  ABRIL 2014',17276.3,75);" calcext:value-type="string">
            <text:p>INSERT INTO scg_dt_cmp VALUES('0001','SCGCMP','SNOINTMEN040001','2014-04-30','---','-------------------------','6110800004601000001','SCGCMP','SNOINTMEN040001','D','PROVISION DE INTERESES DE PRESTACIONES SOCIALES NOMINA MENSUAL <text:s/>ABRIL 2014',17276.3,7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7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3816.0014781988" calcext:value-type="float">
            <text:p>13816.00</text:p>
          </table:table-cell>
          <table:table-cell office:value-type="float" office:value="76" calcext:value-type="float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INTMEN040001','2014-04-30','---','-------------------------','6110800002400000001','SCGCMP','SNOINTMEN040001','D','PROVISION DE INTERESES DE PRESTACIONES SOCIALES NOMINA MENSUAL  ABRIL 2014',13816.0014781988,76);" calcext:value-type="string">
            <text:p>INSERT INTO scg_dt_cmp VALUES('0001','SCGCMP','SNOINTMEN040001','2014-04-30','---','-------------------------','6110800002400000001','SCGCMP','SNOINTMEN040001','D','PROVISION DE INTERESES DE PRESTACIONES SOCIALES NOMINA MENSUAL <text:s/>ABRIL 2014',13816.0014781988,7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 calcext:value-type="string">
            <text:p>6110800003300000001</text:p>
          </table:table-cell>
          <table:table-cell office:value-type="string" calcext:value-type="string">
            <text:p>SCGCMP</text:p>
          </table:table-cell>
          <table:table-cell table:formula="of:=[.C8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300</text:p>
          </table:table-cell>
          <table:table-cell office:value-type="float" office:value="6290.91" calcext:value-type="float">
            <text:p>6290.91</text:p>
          </table:table-cell>
          <table:table-cell office:value-type="float" office:value="77" calcext:value-type="float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INTMEN040001','2014-04-30','---','-------------------------','6110800003300000001','SCGCMP','SNOINTMEN040001','D','PROVISION DE INTERESES DE PRESTACIONES SOCIALES NOMINA MENSUAL  ABRIL 2014',6290.91,77);" calcext:value-type="string">
            <text:p>INSERT INTO scg_dt_cmp VALUES('0001','SCGCMP','SNOINTMEN040001','2014-04-30','---','-------------------------','6110800003300000001','SCGCMP','SNOINTMEN040001','D','PROVISION DE INTERESES DE PRESTACIONES SOCIALES NOMINA MENSUAL <text:s/>ABRIL 2014',6290.91,7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 calcext:value-type="string">
            <text:p>6110800002405000001</text:p>
          </table:table-cell>
          <table:table-cell office:value-type="string" calcext:value-type="string">
            <text:p>SCGCMP</text:p>
          </table:table-cell>
          <table:table-cell table:formula="of:=[.C8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405</text:p>
          </table:table-cell>
          <table:table-cell office:value-type="float" office:value="2132.4" calcext:value-type="float">
            <text:p>2132.40</text:p>
          </table:table-cell>
          <table:table-cell office:value-type="float" office:value="78" calcext:value-type="float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INTMEN040001','2014-04-30','---','-------------------------','6110800002405000001','SCGCMP','SNOINTMEN040001','D','PROVISION DE INTERESES DE PRESTACIONES SOCIALES NOMINA MENSUAL  ABRIL 2014',2132.4,78);" calcext:value-type="string">
            <text:p>INSERT INTO scg_dt_cmp VALUES('0001','SCGCMP','SNOINTMEN040001','2014-04-30','---','-------------------------','6110800002405000001','SCGCMP','SNOINTMEN040001','D','PROVISION DE INTERESES DE PRESTACIONES SOCIALES NOMINA MENSUAL <text:s/>ABRIL 2014',2132.4,7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8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4466.33" calcext:value-type="float">
            <text:p>4466.33</text:p>
          </table:table-cell>
          <table:table-cell office:value-type="float" office:value="79" calcext:value-type="float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INTMEN040001','2014-04-30','---','-------------------------','6110800002904000001','SCGCMP','SNOINTMEN040001','D','PROVISION DE INTERESES DE PRESTACIONES SOCIALES NOMINA MENSUAL  ABRIL 2014',4466.33,79);" calcext:value-type="string">
            <text:p>INSERT INTO scg_dt_cmp VALUES('0001','SCGCMP','SNOINTMEN040001','2014-04-30','---','-------------------------','6110800002904000001','SCGCMP','SNOINTMEN040001','D','PROVISION DE INTERESES DE PRESTACIONES SOCIALES NOMINA MENSUAL <text:s/>ABRIL 2014',4466.33,7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 calcext:value-type="string">
            <text:p>6110800002801000001</text:p>
          </table:table-cell>
          <table:table-cell office:value-type="string" calcext:value-type="string">
            <text:p>SCGCMP</text:p>
          </table:table-cell>
          <table:table-cell table:formula="of:=[.C8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801</text:p>
          </table:table-cell>
          <table:table-cell office:value-type="float" office:value="5127.72" calcext:value-type="float">
            <text:p>5127.72</text:p>
          </table:table-cell>
          <table:table-cell office:value-type="float" office:value="80" calcext:value-type="float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INTMEN040001','2014-04-30','---','-------------------------','6110800002801000001','SCGCMP','SNOINTMEN040001','D','PROVISION DE INTERESES DE PRESTACIONES SOCIALES NOMINA MENSUAL  ABRIL 2014',5127.72,80);" calcext:value-type="string">
            <text:p>INSERT INTO scg_dt_cmp VALUES('0001','SCGCMP','SNOINTMEN040001','2014-04-30','---','-------------------------','6110800002801000001','SCGCMP','SNOINTMEN040001','D','PROVISION DE INTERESES DE PRESTACIONES SOCIALES NOMINA MENSUAL <text:s/>ABRIL 2014',5127.72,8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 calcext:value-type="string">
            <text:p>6110800004603000001</text:p>
          </table:table-cell>
          <table:table-cell office:value-type="string" calcext:value-type="string">
            <text:p>SCGCMP</text:p>
          </table:table-cell>
          <table:table-cell table:formula="of:=[.C8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603</text:p>
          </table:table-cell>
          <table:table-cell office:value-type="float" office:value="7600.77" calcext:value-type="float">
            <text:p>7600.77</text:p>
          </table:table-cell>
          <table:table-cell office:value-type="float" office:value="81" calcext:value-type="float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INTMEN040001','2014-04-30','---','-------------------------','6110800004603000001','SCGCMP','SNOINTMEN040001','D','PROVISION DE INTERESES DE PRESTACIONES SOCIALES NOMINA MENSUAL  ABRIL 2014',7600.77,81);" calcext:value-type="string">
            <text:p>INSERT INTO scg_dt_cmp VALUES('0001','SCGCMP','SNOINTMEN040001','2014-04-30','---','-------------------------','6110800004603000001','SCGCMP','SNOINTMEN040001','D','PROVISION DE INTERESES DE PRESTACIONES SOCIALES NOMINA MENSUAL <text:s/>ABRIL 2014',7600.77,8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 calcext:value-type="string">
            <text:p>6110800004400000001</text:p>
          </table:table-cell>
          <table:table-cell office:value-type="string" calcext:value-type="string">
            <text:p>SCGCMP</text:p>
          </table:table-cell>
          <table:table-cell table:formula="of:=[.C8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400</text:p>
          </table:table-cell>
          <table:table-cell office:value-type="float" office:value="9032.84" calcext:value-type="float">
            <text:p>9032.84</text:p>
          </table:table-cell>
          <table:table-cell office:value-type="float" office:value="82" calcext:value-type="float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INTMEN040001','2014-04-30','---','-------------------------','6110800004400000001','SCGCMP','SNOINTMEN040001','D','PROVISION DE INTERESES DE PRESTACIONES SOCIALES NOMINA MENSUAL  ABRIL 2014',9032.84,82);" calcext:value-type="string">
            <text:p>INSERT INTO scg_dt_cmp VALUES('0001','SCGCMP','SNOINTMEN040001','2014-04-30','---','-------------------------','6110800004400000001','SCGCMP','SNOINTMEN040001','D','PROVISION DE INTERESES DE PRESTACIONES SOCIALES NOMINA MENSUAL <text:s/>ABRIL 2014',9032.84,8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 calcext:value-type="string">
            <text:p>6110800002306000001</text:p>
          </table:table-cell>
          <table:table-cell office:value-type="string" calcext:value-type="string">
            <text:p>SCGCMP</text:p>
          </table:table-cell>
          <table:table-cell table:formula="of:=[.C8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306</text:p>
          </table:table-cell>
          <table:table-cell office:value-type="float" office:value="5230.7835895831" calcext:value-type="float">
            <text:p>5230.78</text:p>
          </table:table-cell>
          <table:table-cell office:value-type="float" office:value="83" calcext:value-type="float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INTMEN040001','2014-04-30','---','-------------------------','6110800002306000001','SCGCMP','SNOINTMEN040001','D','PROVISION DE INTERESES DE PRESTACIONES SOCIALES NOMINA MENSUAL  ABRIL 2014',5230.7835895831,83);" calcext:value-type="string">
            <text:p>INSERT INTO scg_dt_cmp VALUES('0001','SCGCMP','SNOINTMEN040001','2014-04-30','---','-------------------------','6110800002306000001','SCGCMP','SNOINTMEN040001','D','PROVISION DE INTERESES DE PRESTACIONES SOCIALES NOMINA MENSUAL <text:s/>ABRIL 2014',5230.7835895831,8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 calcext:value-type="string">
            <text:p>6110800001101000001</text:p>
          </table:table-cell>
          <table:table-cell office:value-type="string" calcext:value-type="string">
            <text:p>SCGCMP</text:p>
          </table:table-cell>
          <table:table-cell table:formula="of:=[.C8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1101</text:p>
          </table:table-cell>
          <table:table-cell office:value-type="float" office:value="7781.92" calcext:value-type="float">
            <text:p>7781.92</text:p>
          </table:table-cell>
          <table:table-cell office:value-type="float" office:value="84" calcext:value-type="float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INTMEN040001','2014-04-30','---','-------------------------','6110800001101000001','SCGCMP','SNOINTMEN040001','D','PROVISION DE INTERESES DE PRESTACIONES SOCIALES NOMINA MENSUAL  ABRIL 2014',7781.92,84);" calcext:value-type="string">
            <text:p>INSERT INTO scg_dt_cmp VALUES('0001','SCGCMP','SNOINTMEN040001','2014-04-30','---','-------------------------','6110800001101000001','SCGCMP','SNOINTMEN040001','D','PROVISION DE INTERESES DE PRESTACIONES SOCIALES NOMINA MENSUAL <text:s/>ABRIL 2014',7781.92,8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8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10453.62" calcext:value-type="float">
            <text:p>10453.62</text:p>
          </table:table-cell>
          <table:table-cell office:value-type="float" office:value="85" calcext:value-type="float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INTMEN040001','2014-04-30','---','-------------------------','6110800003102000001','SCGCMP','SNOINTMEN040001','D','PROVISION DE INTERESES DE PRESTACIONES SOCIALES NOMINA MENSUAL  ABRIL 2014',10453.62,85);" calcext:value-type="string">
            <text:p>INSERT INTO scg_dt_cmp VALUES('0001','SCGCMP','SNOINTMEN040001','2014-04-30','---','-------------------------','6110800003102000001','SCGCMP','SNOINTMEN040001','D','PROVISION DE INTERESES DE PRESTACIONES SOCIALES NOMINA MENSUAL <text:s/>ABRIL 2014',10453.62,8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8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6045.88" calcext:value-type="float">
            <text:p>6045.88</text:p>
          </table:table-cell>
          <table:table-cell office:value-type="float" office:value="86" calcext:value-type="float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INTMEN040001','2014-04-30','---','-------------------------','6110800002004000001','SCGCMP','SNOINTMEN040001','D','PROVISION DE INTERESES DE PRESTACIONES SOCIALES NOMINA MENSUAL  ABRIL 2014',6045.88,86);" calcext:value-type="string">
            <text:p>INSERT INTO scg_dt_cmp VALUES('0001','SCGCMP','SNOINTMEN040001','2014-04-30','---','-------------------------','6110800002004000001','SCGCMP','SNOINTMEN040001','D','PROVISION DE INTERESES DE PRESTACIONES SOCIALES NOMINA MENSUAL <text:s/>ABRIL 2014',6045.88,8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 calcext:value-type="string">
            <text:p>6110800004100000001</text:p>
          </table:table-cell>
          <table:table-cell office:value-type="string" calcext:value-type="string">
            <text:p>SCGCMP</text:p>
          </table:table-cell>
          <table:table-cell table:formula="of:=[.C9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100</text:p>
          </table:table-cell>
          <table:table-cell office:value-type="float" office:value="2847.22" calcext:value-type="float">
            <text:p>2847.22</text:p>
          </table:table-cell>
          <table:table-cell office:value-type="float" office:value="87" calcext:value-type="float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INTMEN040001','2014-04-30','---','-------------------------','6110800004100000001','SCGCMP','SNOINTMEN040001','D','PROVISION DE INTERESES DE PRESTACIONES SOCIALES NOMINA MENSUAL  ABRIL 2014',2847.22,87);" calcext:value-type="string">
            <text:p>INSERT INTO scg_dt_cmp VALUES('0001','SCGCMP','SNOINTMEN040001','2014-04-30','---','-------------------------','6110800004100000001','SCGCMP','SNOINTMEN040001','D','PROVISION DE INTERESES DE PRESTACIONES SOCIALES NOMINA MENSUAL <text:s/>ABRIL 2014',2847.22,8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 calcext:value-type="string">
            <text:p>6110800002101000001</text:p>
          </table:table-cell>
          <table:table-cell office:value-type="string" calcext:value-type="string">
            <text:p>SCGCMP</text:p>
          </table:table-cell>
          <table:table-cell table:formula="of:=[.C9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101</text:p>
          </table:table-cell>
          <table:table-cell office:value-type="float" office:value="7937.35" calcext:value-type="float">
            <text:p>7937.35</text:p>
          </table:table-cell>
          <table:table-cell office:value-type="float" office:value="88" calcext:value-type="float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INTMEN040001','2014-04-30','---','-------------------------','6110800002101000001','SCGCMP','SNOINTMEN040001','D','PROVISION DE INTERESES DE PRESTACIONES SOCIALES NOMINA MENSUAL  ABRIL 2014',7937.35,88);" calcext:value-type="string">
            <text:p>INSERT INTO scg_dt_cmp VALUES('0001','SCGCMP','SNOINTMEN040001','2014-04-30','---','-------------------------','6110800002101000001','SCGCMP','SNOINTMEN040001','D','PROVISION DE INTERESES DE PRESTACIONES SOCIALES NOMINA MENSUAL <text:s/>ABRIL 2014',7937.35,8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9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7621.30778753539" calcext:value-type="float">
            <text:p>7621.31</text:p>
          </table:table-cell>
          <table:table-cell office:value-type="float" office:value="89" calcext:value-type="float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INTMEN040001','2014-04-30','---','-------------------------','6110800004507000001','SCGCMP','SNOINTMEN040001','D','PROVISION DE INTERESES DE PRESTACIONES SOCIALES NOMINA MENSUAL  ABRIL 2014',7621.30778753539,89);" calcext:value-type="string">
            <text:p>INSERT INTO scg_dt_cmp VALUES('0001','SCGCMP','SNOINTMEN040001','2014-04-30','---','-------------------------','6110800004507000001','SCGCMP','SNOINTMEN040001','D','PROVISION DE INTERESES DE PRESTACIONES SOCIALES NOMINA MENSUAL <text:s/>ABRIL 2014',7621.30778753539,8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 calcext:value-type="string">
            <text:p>6110800002906000001</text:p>
          </table:table-cell>
          <table:table-cell office:value-type="string" calcext:value-type="string">
            <text:p>SCGCMP</text:p>
          </table:table-cell>
          <table:table-cell table:formula="of:=[.C9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906</text:p>
          </table:table-cell>
          <table:table-cell office:value-type="float" office:value="6147.41" calcext:value-type="float">
            <text:p>6147.41</text:p>
          </table:table-cell>
          <table:table-cell office:value-type="float" office:value="90" calcext:value-type="float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INTMEN040001','2014-04-30','---','-------------------------','6110800002906000001','SCGCMP','SNOINTMEN040001','D','PROVISION DE INTERESES DE PRESTACIONES SOCIALES NOMINA MENSUAL  ABRIL 2014',6147.41,90);" calcext:value-type="string">
            <text:p>INSERT INTO scg_dt_cmp VALUES('0001','SCGCMP','SNOINTMEN040001','2014-04-30','---','-------------------------','6110800002906000001','SCGCMP','SNOINTMEN040001','D','PROVISION DE INTERESES DE PRESTACIONES SOCIALES NOMINA MENSUAL <text:s/>ABRIL 2014',6147.41,9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 calcext:value-type="string">
            <text:p>6110800003702000001</text:p>
          </table:table-cell>
          <table:table-cell office:value-type="string" calcext:value-type="string">
            <text:p>SCGCMP</text:p>
          </table:table-cell>
          <table:table-cell table:formula="of:=[.C9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702</text:p>
          </table:table-cell>
          <table:table-cell office:value-type="float" office:value="18186.57" calcext:value-type="float">
            <text:p>18186.57</text:p>
          </table:table-cell>
          <table:table-cell office:value-type="float" office:value="91" calcext:value-type="float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INTMEN040001','2014-04-30','---','-------------------------','6110800003702000001','SCGCMP','SNOINTMEN040001','D','PROVISION DE INTERESES DE PRESTACIONES SOCIALES NOMINA MENSUAL  ABRIL 2014',18186.57,91);" calcext:value-type="string">
            <text:p>INSERT INTO scg_dt_cmp VALUES('0001','SCGCMP','SNOINTMEN040001','2014-04-30','---','-------------------------','6110800003702000001','SCGCMP','SNOINTMEN040001','D','PROVISION DE INTERESES DE PRESTACIONES SOCIALES NOMINA MENSUAL <text:s/>ABRIL 2014',18186.57,9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9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10305.75" calcext:value-type="float">
            <text:p>10305.75</text:p>
          </table:table-cell>
          <table:table-cell office:value-type="float" office:value="92" calcext:value-type="float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INTMEN040001','2014-04-30','---','-------------------------','6110800003801000001','SCGCMP','SNOINTMEN040001','D','PROVISION DE INTERESES DE PRESTACIONES SOCIALES NOMINA MENSUAL  ABRIL 2014',10305.75,92);" calcext:value-type="string">
            <text:p>INSERT INTO scg_dt_cmp VALUES('0001','SCGCMP','SNOINTMEN040001','2014-04-30','---','-------------------------','6110800003801000001','SCGCMP','SNOINTMEN040001','D','PROVISION DE INTERESES DE PRESTACIONES SOCIALES NOMINA MENSUAL <text:s/>ABRIL 2014',10305.75,9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 calcext:value-type="string">
            <text:p>6110800004600000001</text:p>
          </table:table-cell>
          <table:table-cell office:value-type="string" calcext:value-type="string">
            <text:p>SCGCMP</text:p>
          </table:table-cell>
          <table:table-cell table:formula="of:=[.C9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600</text:p>
          </table:table-cell>
          <table:table-cell office:value-type="float" office:value="4660.88" calcext:value-type="float">
            <text:p>4660.88</text:p>
          </table:table-cell>
          <table:table-cell office:value-type="float" office:value="93" calcext:value-type="float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INTMEN040001','2014-04-30','---','-------------------------','6110800004600000001','SCGCMP','SNOINTMEN040001','D','PROVISION DE INTERESES DE PRESTACIONES SOCIALES NOMINA MENSUAL  ABRIL 2014',4660.88,93);" calcext:value-type="string">
            <text:p>INSERT INTO scg_dt_cmp VALUES('0001','SCGCMP','SNOINTMEN040001','2014-04-30','---','-------------------------','6110800004600000001','SCGCMP','SNOINTMEN040001','D','PROVISION DE INTERESES DE PRESTACIONES SOCIALES NOMINA MENSUAL <text:s/>ABRIL 2014',4660.88,9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 calcext:value-type="string">
            <text:p>6110800002601000001</text:p>
          </table:table-cell>
          <table:table-cell office:value-type="string" calcext:value-type="string">
            <text:p>SCGCMP</text:p>
          </table:table-cell>
          <table:table-cell table:formula="of:=[.C9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601</text:p>
          </table:table-cell>
          <table:table-cell office:value-type="float" office:value="7840.47" calcext:value-type="float">
            <text:p>7840.47</text:p>
          </table:table-cell>
          <table:table-cell office:value-type="float" office:value="94" calcext:value-type="float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INTMEN040001','2014-04-30','---','-------------------------','6110800002601000001','SCGCMP','SNOINTMEN040001','D','PROVISION DE INTERESES DE PRESTACIONES SOCIALES NOMINA MENSUAL  ABRIL 2014',7840.47,94);" calcext:value-type="string">
            <text:p>INSERT INTO scg_dt_cmp VALUES('0001','SCGCMP','SNOINTMEN040001','2014-04-30','---','-------------------------','6110800002601000001','SCGCMP','SNOINTMEN040001','D','PROVISION DE INTERESES DE PRESTACIONES SOCIALES NOMINA MENSUAL <text:s/>ABRIL 2014',7840.47,9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 calcext:value-type="string">
            <text:p>6110800004000000001</text:p>
          </table:table-cell>
          <table:table-cell office:value-type="string" calcext:value-type="string">
            <text:p>SCGCMP</text:p>
          </table:table-cell>
          <table:table-cell table:formula="of:=[.C9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000</text:p>
          </table:table-cell>
          <table:table-cell office:value-type="float" office:value="3342.44" calcext:value-type="float">
            <text:p>3342.44</text:p>
          </table:table-cell>
          <table:table-cell office:value-type="float" office:value="95" calcext:value-type="float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INTMEN040001','2014-04-30','---','-------------------------','6110800004000000001','SCGCMP','SNOINTMEN040001','D','PROVISION DE INTERESES DE PRESTACIONES SOCIALES NOMINA MENSUAL  ABRIL 2014',3342.44,95);" calcext:value-type="string">
            <text:p>INSERT INTO scg_dt_cmp VALUES('0001','SCGCMP','SNOINTMEN040001','2014-04-30','---','-------------------------','6110800004000000001','SCGCMP','SNOINTMEN040001','D','PROVISION DE INTERESES DE PRESTACIONES SOCIALES NOMINA MENSUAL <text:s/>ABRIL 2014',3342.44,9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 calcext:value-type="string">
            <text:p>6110800002407000001</text:p>
          </table:table-cell>
          <table:table-cell office:value-type="string" calcext:value-type="string">
            <text:p>SCGCMP</text:p>
          </table:table-cell>
          <table:table-cell table:formula="of:=[.C9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407</text:p>
          </table:table-cell>
          <table:table-cell office:value-type="float" office:value="527.96" calcext:value-type="float">
            <text:p>527.96</text:p>
          </table:table-cell>
          <table:table-cell office:value-type="float" office:value="96" calcext:value-type="float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INTMEN040001','2014-04-30','---','-------------------------','6110800002407000001','SCGCMP','SNOINTMEN040001','D','PROVISION DE INTERESES DE PRESTACIONES SOCIALES NOMINA MENSUAL  ABRIL 2014',527.96,96);" calcext:value-type="string">
            <text:p>INSERT INTO scg_dt_cmp VALUES('0001','SCGCMP','SNOINTMEN040001','2014-04-30','---','-------------------------','6110800002407000001','SCGCMP','SNOINTMEN040001','D','PROVISION DE INTERESES DE PRESTACIONES SOCIALES NOMINA MENSUAL <text:s/>ABRIL 2014',527.96,9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10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3988.66" calcext:value-type="float">
            <text:p>3988.66</text:p>
          </table:table-cell>
          <table:table-cell office:value-type="float" office:value="97" calcext:value-type="float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INTMEN040001','2014-04-30','---','-------------------------','6110800003901000001','SCGCMP','SNOINTMEN040001','D','PROVISION DE INTERESES DE PRESTACIONES SOCIALES NOMINA MENSUAL  ABRIL 2014',3988.66,97);" calcext:value-type="string">
            <text:p>INSERT INTO scg_dt_cmp VALUES('0001','SCGCMP','SNOINTMEN040001','2014-04-30','---','-------------------------','6110800003901000001','SCGCMP','SNOINTMEN040001','D','PROVISION DE INTERESES DE PRESTACIONES SOCIALES NOMINA MENSUAL <text:s/>ABRIL 2014',3988.66,9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 calcext:value-type="string">
            <text:p>6110800002404000001</text:p>
          </table:table-cell>
          <table:table-cell office:value-type="string" calcext:value-type="string">
            <text:p>SCGCMP</text:p>
          </table:table-cell>
          <table:table-cell table:formula="of:=[.C10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404</text:p>
          </table:table-cell>
          <table:table-cell office:value-type="float" office:value="10487.49" calcext:value-type="float">
            <text:p>10487.49</text:p>
          </table:table-cell>
          <table:table-cell office:value-type="float" office:value="98" calcext:value-type="float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INTMEN040001','2014-04-30','---','-------------------------','6110800002404000001','SCGCMP','SNOINTMEN040001','D','PROVISION DE INTERESES DE PRESTACIONES SOCIALES NOMINA MENSUAL  ABRIL 2014',10487.49,98);" calcext:value-type="string">
            <text:p>INSERT INTO scg_dt_cmp VALUES('0001','SCGCMP','SNOINTMEN040001','2014-04-30','---','-------------------------','6110800002404000001','SCGCMP','SNOINTMEN040001','D','PROVISION DE INTERESES DE PRESTACIONES SOCIALES NOMINA MENSUAL <text:s/>ABRIL 2014',10487.49,9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 calcext:value-type="string">
            <text:p>6110800002807000001</text:p>
          </table:table-cell>
          <table:table-cell office:value-type="string" calcext:value-type="string">
            <text:p>SCGCMP</text:p>
          </table:table-cell>
          <table:table-cell table:formula="of:=[.C10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807</text:p>
          </table:table-cell>
          <table:table-cell office:value-type="float" office:value="835.57" calcext:value-type="float">
            <text:p>835.57</text:p>
          </table:table-cell>
          <table:table-cell office:value-type="float" office:value="99" calcext:value-type="float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INTMEN040001','2014-04-30','---','-------------------------','6110800002807000001','SCGCMP','SNOINTMEN040001','D','PROVISION DE INTERESES DE PRESTACIONES SOCIALES NOMINA MENSUAL  ABRIL 2014',835.57,99);" calcext:value-type="string">
            <text:p>INSERT INTO scg_dt_cmp VALUES('0001','SCGCMP','SNOINTMEN040001','2014-04-30','---','-------------------------','6110800002807000001','SCGCMP','SNOINTMEN040001','D','PROVISION DE INTERESES DE PRESTACIONES SOCIALES NOMINA MENSUAL <text:s/>ABRIL 2014',835.57,9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 calcext:value-type="string">
            <text:p>6110800002804000001</text:p>
          </table:table-cell>
          <table:table-cell office:value-type="string" calcext:value-type="string">
            <text:p>SCGCMP</text:p>
          </table:table-cell>
          <table:table-cell table:formula="of:=[.C10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804</text:p>
          </table:table-cell>
          <table:table-cell office:value-type="float" office:value="8126.19" calcext:value-type="float">
            <text:p>8126.19</text:p>
          </table:table-cell>
          <table:table-cell office:value-type="float" office:value="100" calcext:value-type="float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INTMEN040001','2014-04-30','---','-------------------------','6110800002804000001','SCGCMP','SNOINTMEN040001','D','PROVISION DE INTERESES DE PRESTACIONES SOCIALES NOMINA MENSUAL  ABRIL 2014',8126.19,100);" calcext:value-type="string">
            <text:p>INSERT INTO scg_dt_cmp VALUES('0001','SCGCMP','SNOINTMEN040001','2014-04-30','---','-------------------------','6110800002804000001','SCGCMP','SNOINTMEN040001','D','PROVISION DE INTERESES DE PRESTACIONES SOCIALES NOMINA MENSUAL <text:s/>ABRIL 2014',8126.19,10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 calcext:value-type="string">
            <text:p>6110800003202000001</text:p>
          </table:table-cell>
          <table:table-cell office:value-type="string" calcext:value-type="string">
            <text:p>SCGCMP</text:p>
          </table:table-cell>
          <table:table-cell table:formula="of:=[.C10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202</text:p>
          </table:table-cell>
          <table:table-cell office:value-type="float" office:value="12254.47" calcext:value-type="float">
            <text:p>12254.47</text:p>
          </table:table-cell>
          <table:table-cell office:value-type="float" office:value="101" calcext:value-type="float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INTMEN040001','2014-04-30','---','-------------------------','6110800003202000001','SCGCMP','SNOINTMEN040001','D','PROVISION DE INTERESES DE PRESTACIONES SOCIALES NOMINA MENSUAL  ABRIL 2014',12254.47,101);" calcext:value-type="string">
            <text:p>INSERT INTO scg_dt_cmp VALUES('0001','SCGCMP','SNOINTMEN040001','2014-04-30','---','-------------------------','6110800003202000001','SCGCMP','SNOINTMEN040001','D','PROVISION DE INTERESES DE PRESTACIONES SOCIALES NOMINA MENSUAL <text:s/>ABRIL 2014',12254.47,10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5];&quot;000001&quot;)" office:value-type="string" office:string-value="6110800003700000001" calcext:value-type="string">
            <text:p>6110800003700000001</text:p>
          </table:table-cell>
          <table:table-cell office:value-type="string" calcext:value-type="string">
            <text:p>SCGCMP</text:p>
          </table:table-cell>
          <table:table-cell table:formula="of:=[.C10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700</text:p>
          </table:table-cell>
          <table:table-cell office:value-type="float" office:value="5600" calcext:value-type="float">
            <text:p>5600.00</text:p>
          </table:table-cell>
          <table:table-cell office:value-type="float" office:value="102" calcext:value-type="float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INTMEN040001','2014-04-30','---','-------------------------','6110800003700000001','SCGCMP','SNOINTMEN040001','D','PROVISION DE INTERESES DE PRESTACIONES SOCIALES NOMINA MENSUAL  ABRIL 2014',5600,102);" calcext:value-type="string">
            <text:p>INSERT INTO scg_dt_cmp VALUES('0001','SCGCMP','SNOINTMEN040001','2014-04-30','---','-------------------------','6110800003700000001','SCGCMP','SNOINTMEN040001','D','PROVISION DE INTERESES DE PRESTACIONES SOCIALES NOMINA MENSUAL <text:s/>ABRIL 2014',5600,10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6];&quot;000001&quot;)" office:value-type="string" office:string-value="6110800002401000001" calcext:value-type="string">
            <text:p>6110800002401000001</text:p>
          </table:table-cell>
          <table:table-cell office:value-type="string" calcext:value-type="string">
            <text:p>SCGCMP</text:p>
          </table:table-cell>
          <table:table-cell table:formula="of:=[.C10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401</text:p>
          </table:table-cell>
          <table:table-cell office:value-type="float" office:value="7886.66" calcext:value-type="float">
            <text:p>7886.66</text:p>
          </table:table-cell>
          <table:table-cell office:value-type="float" office:value="103" calcext:value-type="float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INTMEN040001','2014-04-30','---','-------------------------','6110800002401000001','SCGCMP','SNOINTMEN040001','D','PROVISION DE INTERESES DE PRESTACIONES SOCIALES NOMINA MENSUAL  ABRIL 2014',7886.66,103);" calcext:value-type="string">
            <text:p>INSERT INTO scg_dt_cmp VALUES('0001','SCGCMP','SNOINTMEN040001','2014-04-30','---','-------------------------','6110800002401000001','SCGCMP','SNOINTMEN040001','D','PROVISION DE INTERESES DE PRESTACIONES SOCIALES NOMINA MENSUAL <text:s/>ABRIL 2014',7886.66,10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10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14660.5339545183" calcext:value-type="float">
            <text:p>14660.53</text:p>
          </table:table-cell>
          <table:table-cell office:value-type="float" office:value="104" calcext:value-type="float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INTMEN040001','2014-04-30','---','-------------------------','6110800002001000001','SCGCMP','SNOINTMEN040001','D','PROVISION DE INTERESES DE PRESTACIONES SOCIALES NOMINA MENSUAL  ABRIL 2014',14660.5339545183,104);" calcext:value-type="string">
            <text:p>INSERT INTO scg_dt_cmp VALUES('0001','SCGCMP','SNOINTMEN040001','2014-04-30','---','-------------------------','6110800002001000001','SCGCMP','SNOINTMEN040001','D','PROVISION DE INTERESES DE PRESTACIONES SOCIALES NOMINA MENSUAL <text:s/>ABRIL 2014',14660.5339545183,10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8];&quot;000001&quot;)" office:value-type="string" office:string-value="6110800002406000001" calcext:value-type="string">
            <text:p>6110800002406000001</text:p>
          </table:table-cell>
          <table:table-cell office:value-type="string" calcext:value-type="string">
            <text:p>SCGCMP</text:p>
          </table:table-cell>
          <table:table-cell table:formula="of:=[.C10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406</text:p>
          </table:table-cell>
          <table:table-cell office:value-type="float" office:value="8143.07" calcext:value-type="float">
            <text:p>8143.07</text:p>
          </table:table-cell>
          <table:table-cell office:value-type="float" office:value="105" calcext:value-type="float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INTMEN040001','2014-04-30','---','-------------------------','6110800002406000001','SCGCMP','SNOINTMEN040001','D','PROVISION DE INTERESES DE PRESTACIONES SOCIALES NOMINA MENSUAL  ABRIL 2014',8143.07,105);" calcext:value-type="string">
            <text:p>INSERT INTO scg_dt_cmp VALUES('0001','SCGCMP','SNOINTMEN040001','2014-04-30','---','-------------------------','6110800002406000001','SCGCMP','SNOINTMEN040001','D','PROVISION DE INTERESES DE PRESTACIONES SOCIALES NOMINA MENSUAL <text:s/>ABRIL 2014',8143.07,10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9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10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2966.38" calcext:value-type="float">
            <text:p>12966.38</text:p>
          </table:table-cell>
          <table:table-cell office:value-type="float" office:value="106" calcext:value-type="float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INTMEN040001','2014-04-30','---','-------------------------','6110800003803000001','SCGCMP','SNOINTMEN040001','D','PROVISION DE INTERESES DE PRESTACIONES SOCIALES NOMINA MENSUAL  ABRIL 2014',12966.38,106);" calcext:value-type="string">
            <text:p>INSERT INTO scg_dt_cmp VALUES('0001','SCGCMP','SNOINTMEN040001','2014-04-30','---','-------------------------','6110800003803000001','SCGCMP','SNOINTMEN040001','D','PROVISION DE INTERESES DE PRESTACIONES SOCIALES NOMINA MENSUAL <text:s/>ABRIL 2014',12966.38,10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 calcext:value-type="string">
            <text:p>6110800002100000001</text:p>
          </table:table-cell>
          <table:table-cell office:value-type="string" calcext:value-type="string">
            <text:p>SCGCMP</text:p>
          </table:table-cell>
          <table:table-cell table:formula="of:=[.C11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100</text:p>
          </table:table-cell>
          <table:table-cell office:value-type="float" office:value="2367.03" calcext:value-type="float">
            <text:p>2367.03</text:p>
          </table:table-cell>
          <table:table-cell office:value-type="float" office:value="107" calcext:value-type="float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INTMEN040001','2014-04-30','---','-------------------------','6110800002100000001','SCGCMP','SNOINTMEN040001','D','PROVISION DE INTERESES DE PRESTACIONES SOCIALES NOMINA MENSUAL  ABRIL 2014',2367.03,107);" calcext:value-type="string">
            <text:p>INSERT INTO scg_dt_cmp VALUES('0001','SCGCMP','SNOINTMEN040001','2014-04-30','---','-------------------------','6110800002100000001','SCGCMP','SNOINTMEN040001','D','PROVISION DE INTERESES DE PRESTACIONES SOCIALES NOMINA MENSUAL <text:s/>ABRIL 2014',2367.03,10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 calcext:value-type="string">
            <text:p>6110800003000000001</text:p>
          </table:table-cell>
          <table:table-cell office:value-type="string" calcext:value-type="string">
            <text:p>SCGCMP</text:p>
          </table:table-cell>
          <table:table-cell table:formula="of:=[.C11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000</text:p>
          </table:table-cell>
          <table:table-cell office:value-type="float" office:value="10135.65" calcext:value-type="float">
            <text:p>10135.65</text:p>
          </table:table-cell>
          <table:table-cell office:value-type="float" office:value="108" calcext:value-type="float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INTMEN040001','2014-04-30','---','-------------------------','6110800003000000001','SCGCMP','SNOINTMEN040001','D','PROVISION DE INTERESES DE PRESTACIONES SOCIALES NOMINA MENSUAL  ABRIL 2014',10135.65,108);" calcext:value-type="string">
            <text:p>INSERT INTO scg_dt_cmp VALUES('0001','SCGCMP','SNOINTMEN040001','2014-04-30','---','-------------------------','6110800003000000001','SCGCMP','SNOINTMEN040001','D','PROVISION DE INTERESES DE PRESTACIONES SOCIALES NOMINA MENSUAL <text:s/>ABRIL 2014',10135.65,10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11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6019.06" calcext:value-type="float">
            <text:p>6019.06</text:p>
          </table:table-cell>
          <table:table-cell office:value-type="float" office:value="109" calcext:value-type="float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INTMEN040001','2014-04-30','---','-------------------------','6110800004700000001','SCGCMP','SNOINTMEN040001','D','PROVISION DE INTERESES DE PRESTACIONES SOCIALES NOMINA MENSUAL  ABRIL 2014',6019.06,109);" calcext:value-type="string">
            <text:p>INSERT INTO scg_dt_cmp VALUES('0001','SCGCMP','SNOINTMEN040001','2014-04-30','---','-------------------------','6110800004700000001','SCGCMP','SNOINTMEN040001','D','PROVISION DE INTERESES DE PRESTACIONES SOCIALES NOMINA MENSUAL <text:s/>ABRIL 2014',6019.06,10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 calcext:value-type="string">
            <text:p>6110800002702000001</text:p>
          </table:table-cell>
          <table:table-cell office:value-type="string" calcext:value-type="string">
            <text:p>SCGCMP</text:p>
          </table:table-cell>
          <table:table-cell table:formula="of:=[.C11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702</text:p>
          </table:table-cell>
          <table:table-cell office:value-type="float" office:value="4574.17" calcext:value-type="float">
            <text:p>4574.17</text:p>
          </table:table-cell>
          <table:table-cell office:value-type="float" office:value="110" calcext:value-type="float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INTMEN040001','2014-04-30','---','-------------------------','6110800002702000001','SCGCMP','SNOINTMEN040001','D','PROVISION DE INTERESES DE PRESTACIONES SOCIALES NOMINA MENSUAL  ABRIL 2014',4574.17,110);" calcext:value-type="string">
            <text:p>INSERT INTO scg_dt_cmp VALUES('0001','SCGCMP','SNOINTMEN040001','2014-04-30','---','-------------------------','6110800002702000001','SCGCMP','SNOINTMEN040001','D','PROVISION DE INTERESES DE PRESTACIONES SOCIALES NOMINA MENSUAL <text:s/>ABRIL 2014',4574.17,1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 calcext:value-type="string">
            <text:p>6110800003002000001</text:p>
          </table:table-cell>
          <table:table-cell office:value-type="string" calcext:value-type="string">
            <text:p>SCGCMP</text:p>
          </table:table-cell>
          <table:table-cell table:formula="of:=[.C11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002</text:p>
          </table:table-cell>
          <table:table-cell office:value-type="float" office:value="12188.13" calcext:value-type="float">
            <text:p>12188.13</text:p>
          </table:table-cell>
          <table:table-cell office:value-type="float" office:value="111" calcext:value-type="float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INTMEN040001','2014-04-30','---','-------------------------','6110800003002000001','SCGCMP','SNOINTMEN040001','D','PROVISION DE INTERESES DE PRESTACIONES SOCIALES NOMINA MENSUAL  ABRIL 2014',12188.13,111);" calcext:value-type="string">
            <text:p>INSERT INTO scg_dt_cmp VALUES('0001','SCGCMP','SNOINTMEN040001','2014-04-30','---','-------------------------','6110800003002000001','SCGCMP','SNOINTMEN040001','D','PROVISION DE INTERESES DE PRESTACIONES SOCIALES NOMINA MENSUAL <text:s/>ABRIL 2014',12188.13,1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 calcext:value-type="string">
            <text:p>6110800002700000001</text:p>
          </table:table-cell>
          <table:table-cell office:value-type="string" calcext:value-type="string">
            <text:p>SCGCMP</text:p>
          </table:table-cell>
          <table:table-cell table:formula="of:=[.C11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700</text:p>
          </table:table-cell>
          <table:table-cell office:value-type="float" office:value="15574.9" calcext:value-type="float">
            <text:p>15574.90</text:p>
          </table:table-cell>
          <table:table-cell office:value-type="float" office:value="112" calcext:value-type="float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INTMEN040001','2014-04-30','---','-------------------------','6110800002700000001','SCGCMP','SNOINTMEN040001','D','PROVISION DE INTERESES DE PRESTACIONES SOCIALES NOMINA MENSUAL  ABRIL 2014',15574.9,112);" calcext:value-type="string">
            <text:p>INSERT INTO scg_dt_cmp VALUES('0001','SCGCMP','SNOINTMEN040001','2014-04-30','---','-------------------------','6110800002700000001','SCGCMP','SNOINTMEN040001','D','PROVISION DE INTERESES DE PRESTACIONES SOCIALES NOMINA MENSUAL <text:s/>ABRIL 2014',15574.9,1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 calcext:value-type="string">
            <text:p>6110800003900000001</text:p>
          </table:table-cell>
          <table:table-cell office:value-type="string" calcext:value-type="string">
            <text:p>SCGCMP</text:p>
          </table:table-cell>
          <table:table-cell table:formula="of:=[.C11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900</text:p>
          </table:table-cell>
          <table:table-cell office:value-type="float" office:value="5698.45" calcext:value-type="float">
            <text:p>5698.45</text:p>
          </table:table-cell>
          <table:table-cell office:value-type="float" office:value="113" calcext:value-type="float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INTMEN040001','2014-04-30','---','-------------------------','6110800003900000001','SCGCMP','SNOINTMEN040001','D','PROVISION DE INTERESES DE PRESTACIONES SOCIALES NOMINA MENSUAL  ABRIL 2014',5698.45,113);" calcext:value-type="string">
            <text:p>INSERT INTO scg_dt_cmp VALUES('0001','SCGCMP','SNOINTMEN040001','2014-04-30','---','-------------------------','6110800003900000001','SCGCMP','SNOINTMEN040001','D','PROVISION DE INTERESES DE PRESTACIONES SOCIALES NOMINA MENSUAL <text:s/>ABRIL 2014',5698.45,1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 calcext:value-type="string">
            <text:p>6110800001302000001</text:p>
          </table:table-cell>
          <table:table-cell office:value-type="string" calcext:value-type="string">
            <text:p>SCGCMP</text:p>
          </table:table-cell>
          <table:table-cell table:formula="of:=[.C11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1302</text:p>
          </table:table-cell>
          <table:table-cell office:value-type="float" office:value="2533.68" calcext:value-type="float">
            <text:p>2533.68</text:p>
          </table:table-cell>
          <table:table-cell office:value-type="float" office:value="114" calcext:value-type="float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INTMEN040001','2014-04-30','---','-------------------------','6110800001302000001','SCGCMP','SNOINTMEN040001','D','PROVISION DE INTERESES DE PRESTACIONES SOCIALES NOMINA MENSUAL  ABRIL 2014',2533.68,114);" calcext:value-type="string">
            <text:p>INSERT INTO scg_dt_cmp VALUES('0001','SCGCMP','SNOINTMEN040001','2014-04-30','---','-------------------------','6110800001302000001','SCGCMP','SNOINTMEN040001','D','PROVISION DE INTERESES DE PRESTACIONES SOCIALES NOMINA MENSUAL <text:s/>ABRIL 2014',2533.68,1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1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3722.28" calcext:value-type="float">
            <text:p>3722.28</text:p>
          </table:table-cell>
          <table:table-cell office:value-type="float" office:value="115" calcext:value-type="float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INTMEN040001','2014-04-30','---','-------------------------','6110800003302000001','SCGCMP','SNOINTMEN040001','D','PROVISION DE INTERESES DE PRESTACIONES SOCIALES NOMINA MENSUAL  ABRIL 2014',3722.28,115);" calcext:value-type="string">
            <text:p>INSERT INTO scg_dt_cmp VALUES('0001','SCGCMP','SNOINTMEN040001','2014-04-30','---','-------------------------','6110800003302000001','SCGCMP','SNOINTMEN040001','D','PROVISION DE INTERESES DE PRESTACIONES SOCIALES NOMINA MENSUAL <text:s/>ABRIL 2014',3722.28,1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1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4353.8845072637" calcext:value-type="float">
            <text:p>14353.88</text:p>
          </table:table-cell>
          <table:table-cell office:value-type="float" office:value="116" calcext:value-type="float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INTMEN040001','2014-04-30','---','-------------------------','6110800002900000001','SCGCMP','SNOINTMEN040001','D','PROVISION DE INTERESES DE PRESTACIONES SOCIALES NOMINA MENSUAL  ABRIL 2014',14353.8845072637,116);" calcext:value-type="string">
            <text:p>INSERT INTO scg_dt_cmp VALUES('0001','SCGCMP','SNOINTMEN040001','2014-04-30','---','-------------------------','6110800002900000001','SCGCMP','SNOINTMEN040001','D','PROVISION DE INTERESES DE PRESTACIONES SOCIALES NOMINA MENSUAL <text:s/>ABRIL 2014',14353.8845072637,1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2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2217.46" calcext:value-type="float">
            <text:p>12217.46</text:p>
          </table:table-cell>
          <table:table-cell office:value-type="float" office:value="117" calcext:value-type="float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INTMEN040001','2014-04-30','---','-------------------------','6110800004508000001','SCGCMP','SNOINTMEN040001','D','PROVISION DE INTERESES DE PRESTACIONES SOCIALES NOMINA MENSUAL  ABRIL 2014',12217.46,117);" calcext:value-type="string">
            <text:p>INSERT INTO scg_dt_cmp VALUES('0001','SCGCMP','SNOINTMEN040001','2014-04-30','---','-------------------------','6110800004508000001','SCGCMP','SNOINTMEN040001','D','PROVISION DE INTERESES DE PRESTACIONES SOCIALES NOMINA MENSUAL <text:s/>ABRIL 2014',12217.46,1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 calcext:value-type="string">
            <text:p>6110800002301000001</text:p>
          </table:table-cell>
          <table:table-cell office:value-type="string" calcext:value-type="string">
            <text:p>SCGCMP</text:p>
          </table:table-cell>
          <table:table-cell table:formula="of:=[.C12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301</text:p>
          </table:table-cell>
          <table:table-cell office:value-type="float" office:value="32125.93" calcext:value-type="float">
            <text:p>32125.93</text:p>
          </table:table-cell>
          <table:table-cell office:value-type="float" office:value="118" calcext:value-type="float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INTMEN040001','2014-04-30','---','-------------------------','6110800002301000001','SCGCMP','SNOINTMEN040001','D','PROVISION DE INTERESES DE PRESTACIONES SOCIALES NOMINA MENSUAL  ABRIL 2014',32125.93,118);" calcext:value-type="string">
            <text:p>INSERT INTO scg_dt_cmp VALUES('0001','SCGCMP','SNOINTMEN040001','2014-04-30','---','-------------------------','6110800002301000001','SCGCMP','SNOINTMEN040001','D','PROVISION DE INTERESES DE PRESTACIONES SOCIALES NOMINA MENSUAL <text:s/>ABRIL 2014',32125.93,1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2];&quot;000001&quot;)" office:value-type="string" office:string-value="6110800002302000001" calcext:value-type="string">
            <text:p>6110800002302000001</text:p>
          </table:table-cell>
          <table:table-cell office:value-type="string" calcext:value-type="string">
            <text:p>SCGCMP</text:p>
          </table:table-cell>
          <table:table-cell table:formula="of:=[.C12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302</text:p>
          </table:table-cell>
          <table:table-cell office:value-type="float" office:value="9279.73" calcext:value-type="float">
            <text:p>9279.73</text:p>
          </table:table-cell>
          <table:table-cell office:value-type="float" office:value="119" calcext:value-type="float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INTMEN040001','2014-04-30','---','-------------------------','6110800002302000001','SCGCMP','SNOINTMEN040001','D','PROVISION DE INTERESES DE PRESTACIONES SOCIALES NOMINA MENSUAL  ABRIL 2014',9279.73,119);" calcext:value-type="string">
            <text:p>INSERT INTO scg_dt_cmp VALUES('0001','SCGCMP','SNOINTMEN040001','2014-04-30','---','-------------------------','6110800002302000001','SCGCMP','SNOINTMEN040001','D','PROVISION DE INTERESES DE PRESTACIONES SOCIALES NOMINA MENSUAL <text:s/>ABRIL 2014',9279.73,1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3];&quot;000001&quot;)" office:value-type="string" office:string-value="6110800002202000001" calcext:value-type="string">
            <text:p>6110800002202000001</text:p>
          </table:table-cell>
          <table:table-cell office:value-type="string" calcext:value-type="string">
            <text:p>SCGCMP</text:p>
          </table:table-cell>
          <table:table-cell table:formula="of:=[.C123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202</text:p>
          </table:table-cell>
          <table:table-cell office:value-type="float" office:value="3125.36" calcext:value-type="float">
            <text:p>3125.36</text:p>
          </table:table-cell>
          <table:table-cell office:value-type="float" office:value="120" calcext:value-type="float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INTMEN040001','2014-04-30','---','-------------------------','6110800002202000001','SCGCMP','SNOINTMEN040001','D','PROVISION DE INTERESES DE PRESTACIONES SOCIALES NOMINA MENSUAL  ABRIL 2014',3125.36,120);" calcext:value-type="string">
            <text:p>INSERT INTO scg_dt_cmp VALUES('0001','SCGCMP','SNOINTMEN040001','2014-04-30','---','-------------------------','6110800002202000001','SCGCMP','SNOINTMEN040001','D','PROVISION DE INTERESES DE PRESTACIONES SOCIALES NOMINA MENSUAL <text:s/>ABRIL 2014',3125.36,1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4];&quot;000001&quot;)" office:value-type="string" office:string-value="6110800002603000001" calcext:value-type="string">
            <text:p>6110800002603000001</text:p>
          </table:table-cell>
          <table:table-cell office:value-type="string" calcext:value-type="string">
            <text:p>SCGCMP</text:p>
          </table:table-cell>
          <table:table-cell table:formula="of:=[.C124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603</text:p>
          </table:table-cell>
          <table:table-cell office:value-type="float" office:value="6976.2" calcext:value-type="float">
            <text:p>6976.20</text:p>
          </table:table-cell>
          <table:table-cell office:value-type="float" office:value="121" calcext:value-type="float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INTMEN040001','2014-04-30','---','-------------------------','6110800002603000001','SCGCMP','SNOINTMEN040001','D','PROVISION DE INTERESES DE PRESTACIONES SOCIALES NOMINA MENSUAL  ABRIL 2014',6976.2,121);" calcext:value-type="string">
            <text:p>INSERT INTO scg_dt_cmp VALUES('0001','SCGCMP','SNOINTMEN040001','2014-04-30','---','-------------------------','6110800002603000001','SCGCMP','SNOINTMEN040001','D','PROVISION DE INTERESES DE PRESTACIONES SOCIALES NOMINA MENSUAL <text:s/>ABRIL 2014',6976.2,1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5];&quot;000001&quot;)" office:value-type="string" office:string-value="6110800002803000001" calcext:value-type="string">
            <text:p>6110800002803000001</text:p>
          </table:table-cell>
          <table:table-cell office:value-type="string" calcext:value-type="string">
            <text:p>SCGCMP</text:p>
          </table:table-cell>
          <table:table-cell table:formula="of:=[.C125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803</text:p>
          </table:table-cell>
          <table:table-cell office:value-type="float" office:value="5684.15" calcext:value-type="float">
            <text:p>5684.15</text:p>
          </table:table-cell>
          <table:table-cell office:value-type="float" office:value="122" calcext:value-type="float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INTMEN040001','2014-04-30','---','-------------------------','6110800002803000001','SCGCMP','SNOINTMEN040001','D','PROVISION DE INTERESES DE PRESTACIONES SOCIALES NOMINA MENSUAL  ABRIL 2014',5684.15,122);" calcext:value-type="string">
            <text:p>INSERT INTO scg_dt_cmp VALUES('0001','SCGCMP','SNOINTMEN040001','2014-04-30','---','-------------------------','6110800002803000001','SCGCMP','SNOINTMEN040001','D','PROVISION DE INTERESES DE PRESTACIONES SOCIALES NOMINA MENSUAL <text:s/>ABRIL 2014',5684.15,1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6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126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4427.23" calcext:value-type="float">
            <text:p>4427.23</text:p>
          </table:table-cell>
          <table:table-cell office:value-type="float" office:value="123" calcext:value-type="float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INTMEN040001','2014-04-30','---','-------------------------','6110800004101000001','SCGCMP','SNOINTMEN040001','D','PROVISION DE INTERESES DE PRESTACIONES SOCIALES NOMINA MENSUAL  ABRIL 2014',4427.23,123);" calcext:value-type="string">
            <text:p>INSERT INTO scg_dt_cmp VALUES('0001','SCGCMP','SNOINTMEN040001','2014-04-30','---','-------------------------','6110800004101000001','SCGCMP','SNOINTMEN040001','D','PROVISION DE INTERESES DE PRESTACIONES SOCIALES NOMINA MENSUAL <text:s/>ABRIL 2014',4427.23,1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 calcext:value-type="string">
            <text:p>6110800002703000001</text:p>
          </table:table-cell>
          <table:table-cell office:value-type="string" calcext:value-type="string">
            <text:p>SCGCMP</text:p>
          </table:table-cell>
          <table:table-cell table:formula="of:=[.C127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703</text:p>
          </table:table-cell>
          <table:table-cell office:value-type="float" office:value="781.02" calcext:value-type="float">
            <text:p>781.02</text:p>
          </table:table-cell>
          <table:table-cell office:value-type="float" office:value="124" calcext:value-type="float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INTMEN040001','2014-04-30','---','-------------------------','6110800002703000001','SCGCMP','SNOINTMEN040001','D','PROVISION DE INTERESES DE PRESTACIONES SOCIALES NOMINA MENSUAL  ABRIL 2014',781.02,124);" calcext:value-type="string">
            <text:p>INSERT INTO scg_dt_cmp VALUES('0001','SCGCMP','SNOINTMEN040001','2014-04-30','---','-------------------------','6110800002703000001','SCGCMP','SNOINTMEN040001','D','PROVISION DE INTERESES DE PRESTACIONES SOCIALES NOMINA MENSUAL <text:s/>ABRIL 2014',781.02,1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 calcext:value-type="string">
            <text:p>6110800002201000001</text:p>
          </table:table-cell>
          <table:table-cell office:value-type="string" calcext:value-type="string">
            <text:p>SCGCMP</text:p>
          </table:table-cell>
          <table:table-cell table:formula="of:=[.C128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201</text:p>
          </table:table-cell>
          <table:table-cell office:value-type="float" office:value="1751.02" calcext:value-type="float">
            <text:p>1751.02</text:p>
          </table:table-cell>
          <table:table-cell office:value-type="float" office:value="125" calcext:value-type="float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INTMEN040001','2014-04-30','---','-------------------------','6110800002201000001','SCGCMP','SNOINTMEN040001','D','PROVISION DE INTERESES DE PRESTACIONES SOCIALES NOMINA MENSUAL  ABRIL 2014',1751.02,125);" calcext:value-type="string">
            <text:p>INSERT INTO scg_dt_cmp VALUES('0001','SCGCMP','SNOINTMEN040001','2014-04-30','---','-------------------------','6110800002201000001','SCGCMP','SNOINTMEN040001','D','PROVISION DE INTERESES DE PRESTACIONES SOCIALES NOMINA MENSUAL <text:s/>ABRIL 2014',1751.02,1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 calcext:value-type="string">
            <text:p>6110800002403000001</text:p>
          </table:table-cell>
          <table:table-cell office:value-type="string" calcext:value-type="string">
            <text:p>SCGCMP</text:p>
          </table:table-cell>
          <table:table-cell table:formula="of:=[.C129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2403</text:p>
          </table:table-cell>
          <table:table-cell office:value-type="float" office:value="52682.85" calcext:value-type="float">
            <text:p>52682.85</text:p>
          </table:table-cell>
          <table:table-cell office:value-type="float" office:value="126" calcext:value-type="float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INTMEN040001','2014-04-30','---','-------------------------','6110800002403000001','SCGCMP','SNOINTMEN040001','D','PROVISION DE INTERESES DE PRESTACIONES SOCIALES NOMINA MENSUAL  ABRIL 2014',52682.85,126);" calcext:value-type="string">
            <text:p>INSERT INTO scg_dt_cmp VALUES('0001','SCGCMP','SNOINTMEN040001','2014-04-30','---','-------------------------','6110800002403000001','SCGCMP','SNOINTMEN040001','D','PROVISION DE INTERESES DE PRESTACIONES SOCIALES NOMINA MENSUAL <text:s/>ABRIL 2014',52682.85,1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130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5582.26" calcext:value-type="float">
            <text:p>15582.26</text:p>
          </table:table-cell>
          <table:table-cell office:value-type="float" office:value="127" calcext:value-type="float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INTMEN040001','2014-04-30','---','-------------------------','6110800003303000001','SCGCMP','SNOINTMEN040001','D','PROVISION DE INTERESES DE PRESTACIONES SOCIALES NOMINA MENSUAL  ABRIL 2014',15582.26,127);" calcext:value-type="string">
            <text:p>INSERT INTO scg_dt_cmp VALUES('0001','SCGCMP','SNOINTMEN040001','2014-04-30','---','-------------------------','6110800003303000001','SCGCMP','SNOINTMEN040001','D','PROVISION DE INTERESES DE PRESTACIONES SOCIALES NOMINA MENSUAL <text:s/>ABRIL 2014',15582.26,1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 calcext:value-type="string">
            <text:p>6110800001303000001</text:p>
          </table:table-cell>
          <table:table-cell office:value-type="string" calcext:value-type="string">
            <text:p>SCGCMP</text:p>
          </table:table-cell>
          <table:table-cell table:formula="of:=[.C131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1303</text:p>
          </table:table-cell>
          <table:table-cell office:value-type="float" office:value="10001.42" calcext:value-type="float">
            <text:p>10001.42</text:p>
          </table:table-cell>
          <table:table-cell office:value-type="float" office:value="128" calcext:value-type="float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INTMEN040001','2014-04-30','---','-------------------------','6110800001303000001','SCGCMP','SNOINTMEN040001','D','PROVISION DE INTERESES DE PRESTACIONES SOCIALES NOMINA MENSUAL  ABRIL 2014',10001.42,128);" calcext:value-type="string">
            <text:p>INSERT INTO scg_dt_cmp VALUES('0001','SCGCMP','SNOINTMEN040001','2014-04-30','---','-------------------------','6110800001303000001','SCGCMP','SNOINTMEN040001','D','PROVISION DE INTERESES DE PRESTACIONES SOCIALES NOMINA MENSUAL <text:s/>ABRIL 2014',10001.42,1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40001</text:p>
          </table:table-cell>
          <table:table-cell table:style-name="ce3" office:value-type="string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 calcext:value-type="string">
            <text:p>6110800001201000001</text:p>
          </table:table-cell>
          <table:table-cell office:value-type="string" calcext:value-type="string">
            <text:p>SCGCMP</text:p>
          </table:table-cell>
          <table:table-cell table:formula="of:=[.C132]" office:value-type="string" office:string-value="SNOINTMEN040001" calcext:value-type="string">
            <text:p>SNOINTMEN04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ABRIL 2014</text:p>
          </table:table-cell>
          <table:table-cell table:style-name="ce3" office:value-type="string" calcext:value-type="string">
            <text:p>1201</text:p>
          </table:table-cell>
          <table:table-cell office:value-type="float" office:value="4270.73" calcext:value-type="float">
            <text:p>4270.73</text:p>
          </table:table-cell>
          <table:table-cell office:value-type="float" office:value="129" calcext:value-type="float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INTMEN040001','2014-04-30','---','-------------------------','6110800001201000001','SCGCMP','SNOINTMEN040001','D','PROVISION DE INTERESES DE PRESTACIONES SOCIALES NOMINA MENSUAL  ABRIL 2014',4270.73,129);" calcext:value-type="string">
            <text:p>INSERT INTO scg_dt_cmp VALUES('0001','SCGCMP','SNOINTMEN040001','2014-04-30','---','-------------------------','6110800001201000001','SCGCMP','SNOINTMEN040001','D','PROVISION DE INTERESES DE PRESTACIONES SOCIALES NOMINA MENSUAL <text:s/>ABRIL 2014',4270.73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MEN040001" calcext:value-type="string">
            <text:p>SNOINTMEN040001</text:p>
          </table:table-cell>
          <table:table-cell table:formula="of:=[Hoja1.D3]" office:value-type="string" office:string-value="2014-04-30" calcext:value-type="string">
            <text:p>2014-04-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MENSUAL  ABRIL 2014" calcext:value-type="string">
            <text:p>PROVISION DE INTERESES DE PRESTACIONES SOCIALES NOMINA MENSUAL <text:s/>ABRIL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1254495.31487408" calcext:value-type="float">
            <text:p>1,254,495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MEN040001','2014-04-30','---','-------------------------','PROVISION DE INTERESES DE PRESTACIONES SOCIALES NOMINA MENSUAL  ABRIL 2014',1,'-','----------','----------',1254495.31487408,0,0,0,'--','SIGESP');" calcext:value-type="string">
            <text:p>INSERT INTO sigesp_cmp VALUES('0001','SCGCMP','SNOINTMEN040001','2014-04-30','---','-------------------------','PROVISION DE INTERESES DE PRESTACIONES SOCIALES NOMINA MENSUAL <text:s/>ABRIL 2014',1,'-','----------','----------',1254495.31487408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05:23.6430930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06:50.939132605</dc:date>
    <dc:creator>Juan Plablo</dc:creator>
    <meta:editing-duration>PT2H19M59S</meta:editing-duration>
    <meta:editing-cycles>22</meta:editing-cycles>
    <meta:generator>LibreOffice/4.1.4.2$Linux_X86_64 LibreOffice_project/410m0$Build-2</meta:generator>
    <meta:document-statistic meta:table-count="2" meta:cell-count="2003" meta:object-count="0"/>
  </office:meta>
</office:document-meta>
</file>